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9" style:family="table-row">
      <style:table-row-properties style:min-row-height="1.755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en" fo:country="US" officeooo:rsid="001c3a96" officeooo:paragraph-rsid="0011997e"/>
    </style:style>
    <style:style style:name="P23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31" style:family="paragraph" style:parent-style-name="Standard">
      <style:text-properties fo:language="en" fo:country="US" officeooo:rsid="001db796" officeooo:paragraph-rsid="001bb371"/>
    </style:style>
    <style:style style:name="P32" style:family="paragraph" style:parent-style-name="Standard">
      <style:text-properties fo:language="en" fo:country="US" officeooo:rsid="001db796" officeooo:paragraph-rsid="00205c79"/>
    </style:style>
    <style:style style:name="P33" style:family="paragraph" style:parent-style-name="Standard">
      <style:text-properties fo:language="en" fo:country="US" officeooo:rsid="001db796" officeooo:paragraph-rsid="002490f8"/>
    </style:style>
    <style:style style:name="P34" style:family="paragraph" style:parent-style-name="Standard">
      <style:text-properties fo:language="en" fo:country="US" officeooo:rsid="001db796" officeooo:paragraph-rsid="0024f631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36" style:family="paragraph" style:parent-style-name="Standard">
      <style:text-properties fo:language="en" fo:country="US" officeooo:rsid="001db796" officeooo:paragraph-rsid="002dd783"/>
    </style:style>
    <style:style style:name="P37" style:family="paragraph" style:parent-style-name="Standard">
      <style:text-properties fo:language="en" fo:country="US" officeooo:rsid="001db796" officeooo:paragraph-rsid="00305c63"/>
    </style:style>
    <style:style style:name="P38" style:family="paragraph" style:parent-style-name="Standard">
      <style:text-properties fo:language="en" fo:country="US" officeooo:rsid="001db796" officeooo:paragraph-rsid="00356a60"/>
    </style:style>
    <style:style style:name="P39" style:family="paragraph" style:parent-style-name="Standard">
      <style:text-properties fo:language="en" fo:country="US" officeooo:rsid="001db796" officeooo:paragraph-rsid="00373ca6"/>
    </style:style>
    <style:style style:name="P40" style:family="paragraph" style:parent-style-name="Standard">
      <style:text-properties fo:language="en" fo:country="US" officeooo:rsid="001db796" officeooo:paragraph-rsid="00375444"/>
    </style:style>
    <style:style style:name="P41" style:family="paragraph" style:parent-style-name="Standard">
      <style:text-properties fo:language="en" fo:country="US" officeooo:rsid="001db796" officeooo:paragraph-rsid="00387889"/>
    </style:style>
    <style:style style:name="P42" style:family="paragraph" style:parent-style-name="Standard">
      <style:text-properties fo:language="en" fo:country="US" officeooo:rsid="001db796" officeooo:paragraph-rsid="003992e5"/>
    </style:style>
    <style:style style:name="P43" style:family="paragraph" style:parent-style-name="Standard">
      <style:text-properties fo:language="en" fo:country="US" officeooo:paragraph-rsid="00205c79"/>
    </style:style>
    <style:style style:name="P44" style:family="paragraph" style:parent-style-name="Standard">
      <style:text-properties fo:language="en" fo:country="US" officeooo:paragraph-rsid="001bb371"/>
    </style:style>
    <style:style style:name="P45" style:family="paragraph" style:parent-style-name="Standard">
      <style:text-properties fo:language="en" fo:country="US" officeooo:paragraph-rsid="0024f631"/>
    </style:style>
    <style:style style:name="P46" style:family="paragraph" style:parent-style-name="Standard">
      <style:text-properties fo:language="en" fo:country="US" officeooo:paragraph-rsid="002dd783"/>
    </style:style>
    <style:style style:name="P47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1db796" officeooo:paragraph-rsid="00375444" style:font-weight-asian="normal" style:font-weight-complex="normal"/>
    </style:style>
    <style:style style:name="P49" style:family="paragraph" style:parent-style-name="Standard">
      <style:text-properties fo:language="en" fo:country="US" officeooo:paragraph-rsid="00305c63"/>
    </style:style>
    <style:style style:name="P50" style:family="paragraph" style:parent-style-name="Standard">
      <style:text-properties fo:language="en" fo:country="US" officeooo:paragraph-rsid="00373ca6"/>
    </style:style>
    <style:style style:name="P51" style:family="paragraph" style:parent-style-name="Standard">
      <style:text-properties fo:language="en" fo:country="US" officeooo:paragraph-rsid="00387889"/>
    </style:style>
    <style:style style:name="P52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53" style:family="paragraph" style:parent-style-name="Table_20_Contents">
      <style:text-properties fo:language="en" fo:country="US" officeooo:rsid="001c3a96" officeooo:paragraph-rsid="0011997e"/>
    </style:style>
    <style:style style:name="P54" style:family="paragraph" style:parent-style-name="Table_20_Contents">
      <style:text-properties fo:language="en" fo:country="US" officeooo:rsid="001c3a96" officeooo:paragraph-rsid="001bb371"/>
    </style:style>
    <style:style style:name="P55" style:family="paragraph" style:parent-style-name="Table_20_Contents">
      <style:text-properties fo:language="en" fo:country="US" officeooo:rsid="001c3a96" officeooo:paragraph-rsid="00205c79"/>
    </style:style>
    <style:style style:name="P56" style:family="paragraph" style:parent-style-name="Table_20_Contents">
      <style:text-properties fo:language="en" fo:country="US" officeooo:rsid="001c3a96" officeooo:paragraph-rsid="0024f631"/>
    </style:style>
    <style:style style:name="P57" style:family="paragraph" style:parent-style-name="Table_20_Contents">
      <style:text-properties fo:language="en" fo:country="US" officeooo:rsid="001c3a96" officeooo:paragraph-rsid="002dd783"/>
    </style:style>
    <style:style style:name="P58" style:family="paragraph" style:parent-style-name="Table_20_Contents">
      <style:text-properties fo:language="en" fo:country="US" officeooo:rsid="001c3a96" officeooo:paragraph-rsid="00305c63"/>
    </style:style>
    <style:style style:name="P59" style:family="paragraph" style:parent-style-name="Table_20_Contents">
      <style:text-properties fo:language="en" fo:country="US" officeooo:rsid="001c3a96" officeooo:paragraph-rsid="00373ca6"/>
    </style:style>
    <style:style style:name="P60" style:family="paragraph" style:parent-style-name="Table_20_Contents">
      <style:text-properties fo:language="en" fo:country="US" officeooo:rsid="001c3a96" officeooo:paragraph-rsid="00387889"/>
    </style:style>
    <style:style style:name="P61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62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63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64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65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66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67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68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69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70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71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72" style:family="paragraph" style:parent-style-name="Table_20_Contents">
      <style:text-properties fo:language="en" fo:country="US" officeooo:rsid="001db796" officeooo:paragraph-rsid="001bb371"/>
    </style:style>
    <style:style style:name="P73" style:family="paragraph" style:parent-style-name="Table_20_Contents">
      <style:text-properties fo:language="en" fo:country="US" officeooo:rsid="001db796" officeooo:paragraph-rsid="00205c79"/>
    </style:style>
    <style:style style:name="P74" style:family="paragraph" style:parent-style-name="Table_20_Contents">
      <style:text-properties fo:language="en" fo:country="US" officeooo:rsid="001db796" officeooo:paragraph-rsid="002490f8"/>
    </style:style>
    <style:style style:name="P75" style:family="paragraph" style:parent-style-name="Table_20_Contents">
      <style:text-properties fo:language="en" fo:country="US" officeooo:rsid="001db796" officeooo:paragraph-rsid="0024f631"/>
    </style:style>
    <style:style style:name="P76" style:family="paragraph" style:parent-style-name="Table_20_Contents">
      <style:text-properties fo:language="en" fo:country="US" officeooo:rsid="001db796" officeooo:paragraph-rsid="002629b1"/>
    </style:style>
    <style:style style:name="P77" style:family="paragraph" style:parent-style-name="Table_20_Contents">
      <style:text-properties fo:language="en" fo:country="US" officeooo:rsid="001db796" officeooo:paragraph-rsid="002b95af"/>
    </style:style>
    <style:style style:name="P78" style:family="paragraph" style:parent-style-name="Table_20_Contents">
      <style:text-properties fo:language="en" fo:country="US" officeooo:rsid="001db796" officeooo:paragraph-rsid="002dd783"/>
    </style:style>
    <style:style style:name="P79" style:family="paragraph" style:parent-style-name="Table_20_Contents">
      <style:text-properties fo:language="en" fo:country="US" officeooo:rsid="001db796" officeooo:paragraph-rsid="00305c63"/>
    </style:style>
    <style:style style:name="P80" style:family="paragraph" style:parent-style-name="Table_20_Contents">
      <style:text-properties fo:language="en" fo:country="US" officeooo:rsid="001db796" officeooo:paragraph-rsid="00356a60"/>
    </style:style>
    <style:style style:name="P81" style:family="paragraph" style:parent-style-name="Table_20_Contents">
      <style:text-properties fo:language="en" fo:country="US" officeooo:rsid="001db796" officeooo:paragraph-rsid="00373ca6"/>
    </style:style>
    <style:style style:name="P82" style:family="paragraph" style:parent-style-name="Table_20_Contents">
      <style:text-properties fo:language="en" fo:country="US" officeooo:rsid="001db796" officeooo:paragraph-rsid="00375444"/>
    </style:style>
    <style:style style:name="P83" style:family="paragraph" style:parent-style-name="Table_20_Contents">
      <style:text-properties fo:language="en" fo:country="US" officeooo:rsid="001db796" officeooo:paragraph-rsid="00387889"/>
    </style:style>
    <style:style style:name="P84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85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86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87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88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89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90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91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92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93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94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95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96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97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98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99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00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01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02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03" style:family="paragraph" style:parent-style-name="Table_20_Contents">
      <style:text-properties fo:language="en" fo:country="US" officeooo:rsid="002794e4" officeooo:paragraph-rsid="00205c79"/>
    </style:style>
    <style:style style:name="P104" style:family="paragraph" style:parent-style-name="Table_20_Contents">
      <style:text-properties fo:language="en" fo:country="US" officeooo:rsid="002794e4" officeooo:paragraph-rsid="002dd783"/>
    </style:style>
    <style:style style:name="P105" style:family="paragraph" style:parent-style-name="Table_20_Contents">
      <style:text-properties fo:language="en" fo:country="US" officeooo:rsid="002794e4" officeooo:paragraph-rsid="00305c63"/>
    </style:style>
    <style:style style:name="P106" style:family="paragraph" style:parent-style-name="Table_20_Contents">
      <style:text-properties fo:language="en" fo:country="US" officeooo:rsid="001e2f5a" officeooo:paragraph-rsid="0021b87d"/>
    </style:style>
    <style:style style:name="P107" style:family="paragraph" style:parent-style-name="Table_20_Contents">
      <style:text-properties fo:language="en" fo:country="US" officeooo:rsid="001e2f5a" officeooo:paragraph-rsid="001d3a2e"/>
    </style:style>
    <style:style style:name="P108" style:family="paragraph" style:parent-style-name="Table_20_Contents">
      <style:text-properties fo:language="en" fo:country="US" officeooo:rsid="001e2f5a" officeooo:paragraph-rsid="001bb371"/>
    </style:style>
    <style:style style:name="P109" style:family="paragraph" style:parent-style-name="Table_20_Contents">
      <style:text-properties fo:language="en" fo:country="US" officeooo:rsid="001e2f5a" officeooo:paragraph-rsid="001d6262"/>
    </style:style>
    <style:style style:name="P110" style:family="paragraph" style:parent-style-name="Table_20_Contents">
      <style:text-properties fo:language="en" fo:country="US" officeooo:rsid="001e2f5a" officeooo:paragraph-rsid="001ec28e"/>
    </style:style>
    <style:style style:name="P111" style:family="paragraph" style:parent-style-name="Table_20_Contents">
      <style:text-properties fo:language="en" fo:country="US" officeooo:rsid="001e2f5a" officeooo:paragraph-rsid="0024f631"/>
    </style:style>
    <style:style style:name="P112" style:family="paragraph" style:parent-style-name="Table_20_Contents">
      <style:text-properties fo:language="en" fo:country="US" officeooo:rsid="001e2f5a" officeooo:paragraph-rsid="002629b1"/>
    </style:style>
    <style:style style:name="P113" style:family="paragraph" style:parent-style-name="Table_20_Contents">
      <style:text-properties fo:language="en" fo:country="US" officeooo:rsid="001e2f5a" officeooo:paragraph-rsid="002dd783"/>
    </style:style>
    <style:style style:name="P114" style:family="paragraph" style:parent-style-name="Table_20_Contents">
      <style:text-properties fo:language="en" fo:country="US" officeooo:rsid="001e2f5a" officeooo:paragraph-rsid="00305c63"/>
    </style:style>
    <style:style style:name="P115" style:family="paragraph" style:parent-style-name="Table_20_Contents">
      <style:text-properties fo:language="en" fo:country="US" officeooo:rsid="001e2f5a" officeooo:paragraph-rsid="00373ca6"/>
    </style:style>
    <style:style style:name="P116" style:family="paragraph" style:parent-style-name="Table_20_Contents">
      <style:text-properties fo:language="en" fo:country="US" officeooo:rsid="0021b87d" officeooo:paragraph-rsid="0021b87d"/>
    </style:style>
    <style:style style:name="P117" style:family="paragraph" style:parent-style-name="Table_20_Contents">
      <style:text-properties fo:language="en" fo:country="US" officeooo:rsid="001d3a2e" officeooo:paragraph-rsid="001d3a2e"/>
    </style:style>
    <style:style style:name="P118" style:family="paragraph" style:parent-style-name="Table_20_Contents">
      <style:text-properties fo:language="en" fo:country="US" officeooo:rsid="001d3a2e" officeooo:paragraph-rsid="0024f631"/>
    </style:style>
    <style:style style:name="P119" style:family="paragraph" style:parent-style-name="Table_20_Contents">
      <style:text-properties fo:language="en" fo:country="US" officeooo:rsid="001d6262" officeooo:paragraph-rsid="001d6262"/>
    </style:style>
    <style:style style:name="P120" style:family="paragraph" style:parent-style-name="Table_20_Contents">
      <style:text-properties fo:language="en" fo:country="US" officeooo:rsid="001d6262" officeooo:paragraph-rsid="0024f631"/>
    </style:style>
    <style:style style:name="P121" style:family="paragraph" style:parent-style-name="Table_20_Contents">
      <style:text-properties fo:language="en" fo:country="US" officeooo:rsid="001ec28e" officeooo:paragraph-rsid="001ec28e"/>
    </style:style>
    <style:style style:name="P122" style:family="paragraph" style:parent-style-name="Table_20_Contents">
      <style:text-properties fo:language="en" fo:country="US" officeooo:rsid="001ec28e" officeooo:paragraph-rsid="0024f631"/>
    </style:style>
    <style:style style:name="P123" style:family="paragraph" style:parent-style-name="Table_20_Contents">
      <style:text-properties fo:language="en" fo:country="US" officeooo:rsid="002db02b" officeooo:paragraph-rsid="002490f8"/>
    </style:style>
    <style:style style:name="P124" style:family="paragraph" style:parent-style-name="Table_20_Contents">
      <style:text-properties fo:language="en" fo:country="US" officeooo:rsid="002db02b" officeooo:paragraph-rsid="0024f631"/>
    </style:style>
    <style:style style:name="P125" style:family="paragraph" style:parent-style-name="Table_20_Contents">
      <style:text-properties fo:language="en" fo:country="US" officeooo:rsid="002e9868" officeooo:paragraph-rsid="002490f8"/>
    </style:style>
    <style:style style:name="P126" style:family="paragraph" style:parent-style-name="Table_20_Contents">
      <style:text-properties fo:language="en" fo:country="US" officeooo:rsid="002e9868" officeooo:paragraph-rsid="0024f631"/>
    </style:style>
    <style:style style:name="P127" style:family="paragraph" style:parent-style-name="Table_20_Contents">
      <style:text-properties fo:language="en" fo:country="US" officeooo:rsid="002629b1" officeooo:paragraph-rsid="002629b1"/>
    </style:style>
    <style:style style:name="P128" style:family="paragraph" style:parent-style-name="Table_20_Contents">
      <style:text-properties fo:language="en" fo:country="US" officeooo:rsid="0029c0ef" officeooo:paragraph-rsid="002dd783"/>
    </style:style>
    <style:style style:name="P129" style:family="paragraph" style:parent-style-name="Table_20_Contents">
      <style:text-properties fo:language="en" fo:country="US" officeooo:rsid="00205c79" officeooo:paragraph-rsid="002dd783"/>
    </style:style>
    <style:style style:name="P130" style:family="paragraph" style:parent-style-name="Table_20_Contents">
      <style:text-properties fo:language="en" fo:country="US" officeooo:rsid="00304acb" officeooo:paragraph-rsid="00304acb"/>
    </style:style>
    <style:style style:name="P131" style:family="paragraph" style:parent-style-name="Table_20_Contents">
      <style:text-properties fo:language="en" fo:country="US" officeooo:rsid="00304acb" officeooo:paragraph-rsid="00305c63"/>
    </style:style>
    <style:style style:name="P132" style:family="paragraph" style:parent-style-name="Table_20_Contents">
      <style:text-properties fo:language="en" fo:country="US" officeooo:rsid="00304acb" officeooo:paragraph-rsid="00373ca6"/>
    </style:style>
    <style:style style:name="P133" style:family="paragraph" style:parent-style-name="Table_20_Contents">
      <style:text-properties fo:language="en" fo:country="US" officeooo:rsid="0031852b" officeooo:paragraph-rsid="0031852b"/>
    </style:style>
    <style:style style:name="P134" style:family="paragraph" style:parent-style-name="Table_20_Contents">
      <style:text-properties fo:language="en" fo:country="US" officeooo:rsid="0031852b" officeooo:paragraph-rsid="00373ca6"/>
    </style:style>
    <style:style style:name="P135" style:family="paragraph" style:parent-style-name="Table_20_Contents">
      <style:text-properties fo:language="en" fo:country="US" officeooo:rsid="003379ed" officeooo:paragraph-rsid="003379ed"/>
    </style:style>
    <style:style style:name="P136" style:family="paragraph" style:parent-style-name="Table_20_Contents">
      <style:text-properties fo:language="en" fo:country="US" officeooo:rsid="003b6e6f" officeooo:paragraph-rsid="003b6e6f"/>
    </style:style>
    <style:style style:name="P137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38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39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40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41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42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43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44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45" style:family="paragraph" style:parent-style-name="Table_20_Heading">
      <style:text-properties fo:language="en" fo:country="US" officeooo:rsid="001b2bae" officeooo:paragraph-rsid="0011997e"/>
    </style:style>
    <style:style style:name="P146" style:family="paragraph" style:parent-style-name="Table_20_Heading">
      <style:text-properties fo:language="en" fo:country="US" officeooo:rsid="001b2bae" officeooo:paragraph-rsid="001bb371"/>
    </style:style>
    <style:style style:name="P147" style:family="paragraph" style:parent-style-name="Table_20_Heading">
      <style:text-properties fo:language="en" fo:country="US" officeooo:rsid="001b2bae" officeooo:paragraph-rsid="00205c79"/>
    </style:style>
    <style:style style:name="P148" style:family="paragraph" style:parent-style-name="Table_20_Heading">
      <style:text-properties fo:language="en" fo:country="US" officeooo:rsid="001b2bae" officeooo:paragraph-rsid="0024f631"/>
    </style:style>
    <style:style style:name="P149" style:family="paragraph" style:parent-style-name="Table_20_Heading">
      <style:text-properties fo:language="en" fo:country="US" officeooo:rsid="001b2bae" officeooo:paragraph-rsid="002dd783"/>
    </style:style>
    <style:style style:name="P150" style:family="paragraph" style:parent-style-name="Table_20_Heading">
      <style:text-properties fo:language="en" fo:country="US" officeooo:rsid="001b2bae" officeooo:paragraph-rsid="00305c63"/>
    </style:style>
    <style:style style:name="P151" style:family="paragraph" style:parent-style-name="Table_20_Heading">
      <style:text-properties fo:language="en" fo:country="US" officeooo:rsid="001b2bae" officeooo:paragraph-rsid="00373ca6"/>
    </style:style>
    <style:style style:name="P152" style:family="paragraph" style:parent-style-name="Table_20_Heading">
      <style:text-properties fo:language="en" fo:country="US" officeooo:rsid="001b2bae" officeooo:paragraph-rsid="00387889"/>
    </style:style>
    <style:style style:name="P15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154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155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56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157" style:family="paragraph" style:parent-style-name="Standard" style:list-style-name="L6">
      <style:text-properties fo:language="en" fo:country="US" fo:font-style="italic" officeooo:rsid="001db796" officeooo:paragraph-rsid="002dd783" style:font-style-asian="italic" style:font-style-complex="italic"/>
    </style:style>
    <style:style style:name="P158" style:family="paragraph" style:parent-style-name="Standard" style:list-style-name="L7">
      <style:text-properties fo:language="en" fo:country="US" fo:font-style="italic" officeooo:rsid="001db796" officeooo:paragraph-rsid="00205c79" style:font-style-asian="italic" style:font-style-complex="italic"/>
    </style:style>
    <style:style style:name="P159" style:family="paragraph" style:parent-style-name="Standard" style:list-style-name="L8">
      <style:text-properties fo:language="en" fo:country="US" fo:font-style="italic" officeooo:rsid="001db796" officeooo:paragraph-rsid="00305c63" style:font-style-asian="italic" style:font-style-complex="italic"/>
    </style:style>
    <style:style style:name="P16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16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16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16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16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16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16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167" style:family="paragraph" style:parent-style-name="Standard" style:list-style-name="L9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169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17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7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language="en" fo:country="US" officeooo:rsid="001db796" officeooo:paragraph-rsid="003e767d"/>
    </style:style>
    <style:style style:name="P174" style:family="paragraph" style:parent-style-name="Standard">
      <style:text-properties fo:language="en" fo:country="US" officeooo:rsid="001db796" officeooo:paragraph-rsid="0040d828"/>
    </style:style>
    <style:style style:name="P175" style:family="paragraph" style:parent-style-name="Standard">
      <style:text-properties fo:language="en" fo:country="US" officeooo:paragraph-rsid="003e767d"/>
    </style:style>
    <style:style style:name="P176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17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7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7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18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18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18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183" style:family="paragraph" style:parent-style-name="Table_20_Contents">
      <style:text-properties fo:language="en" fo:country="US" officeooo:rsid="001c3a96" officeooo:paragraph-rsid="003e767d"/>
    </style:style>
    <style:style style:name="P184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185" style:family="paragraph" style:parent-style-name="Table_20_Contents">
      <style:text-properties fo:language="en" fo:country="US" officeooo:rsid="001db796" officeooo:paragraph-rsid="003e767d"/>
    </style:style>
    <style:style style:name="P186" style:family="paragraph" style:parent-style-name="Table_20_Contents">
      <style:text-properties fo:language="en" fo:country="US" officeooo:rsid="001db796" officeooo:paragraph-rsid="001bb371"/>
    </style:style>
    <style:style style:name="P187" style:family="paragraph" style:parent-style-name="Table_20_Contents">
      <style:text-properties fo:language="en" fo:country="US" officeooo:rsid="001db796" officeooo:paragraph-rsid="00305c63"/>
    </style:style>
    <style:style style:name="P188" style:family="paragraph" style:parent-style-name="Table_20_Contents">
      <style:text-properties fo:language="en" fo:country="US" officeooo:rsid="001db796" officeooo:paragraph-rsid="00205c79"/>
    </style:style>
    <style:style style:name="P189" style:family="paragraph" style:parent-style-name="Table_20_Contents">
      <style:text-properties fo:language="en" fo:country="US" officeooo:rsid="001db796" officeooo:paragraph-rsid="0040d828"/>
    </style:style>
    <style:style style:name="P190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91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92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93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94" style:family="paragraph" style:parent-style-name="Table_20_Contents">
      <style:text-properties fo:language="en" fo:country="US" officeooo:rsid="001e2f5a" officeooo:paragraph-rsid="001d3a2e"/>
    </style:style>
    <style:style style:name="P195" style:family="paragraph" style:parent-style-name="Table_20_Contents">
      <style:text-properties fo:language="en" fo:country="US" officeooo:rsid="001e2f5a" officeooo:paragraph-rsid="001bb371"/>
    </style:style>
    <style:style style:name="P196" style:family="paragraph" style:parent-style-name="Table_20_Contents">
      <style:text-properties fo:language="en" fo:country="US" officeooo:rsid="001d3a2e" officeooo:paragraph-rsid="001d3a2e"/>
    </style:style>
    <style:style style:name="P197" style:family="paragraph" style:parent-style-name="Table_20_Contents">
      <style:text-properties fo:language="en" fo:country="US" officeooo:rsid="003379ed" officeooo:paragraph-rsid="003379ed"/>
    </style:style>
    <style:style style:name="P198" style:family="paragraph" style:parent-style-name="Table_20_Contents">
      <style:text-properties fo:language="en" fo:country="US" officeooo:rsid="0021b87d" officeooo:paragraph-rsid="0040d828"/>
    </style:style>
    <style:style style:name="P199" style:family="paragraph" style:parent-style-name="Table_20_Contents">
      <style:text-properties fo:language="en" fo:country="US" officeooo:rsid="0040d828" officeooo:paragraph-rsid="0040d828"/>
    </style:style>
    <style:style style:name="P200" style:family="paragraph" style:parent-style-name="Table_20_Heading">
      <style:text-properties fo:language="en" fo:country="US" officeooo:rsid="001b2bae" officeooo:paragraph-rsid="003e767d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language="en" fo:country="US" officeooo:rsid="001db796"/>
    </style:style>
    <style:style style:name="T7" style:family="text">
      <style:text-properties fo:font-style="italic" officeooo:rsid="00205c79" style:font-style-asian="italic" style:font-style-complex="italic"/>
    </style:style>
    <style:style style:name="T8" style:family="text">
      <style:text-properties fo:font-style="italic" officeooo:rsid="0021b87d" style:font-style-asian="italic" style:font-style-complex="italic"/>
    </style:style>
    <style:style style:name="T9" style:family="text">
      <style:text-properties fo:font-style="italic" officeooo:rsid="002b95af" style:font-style-asian="italic" style:font-style-complex="italic"/>
    </style:style>
    <style:style style:name="T10" style:family="text">
      <style:text-properties fo:font-style="italic" officeooo:rsid="00305c63" style:font-style-asian="italic" style:font-style-complex="italic"/>
    </style:style>
    <style:style style:name="T11" style:family="text">
      <style:text-properties officeooo:rsid="001db796"/>
    </style:style>
    <style:style style:name="T12" style:family="text">
      <style:text-properties officeooo:rsid="0029829c"/>
    </style:style>
    <style:style style:name="T13" style:family="text">
      <style:text-properties officeooo:rsid="001e2f5a"/>
    </style:style>
    <style:style style:name="T14" style:family="text">
      <style:text-properties officeooo:rsid="001d3a2e"/>
    </style:style>
    <style:style style:name="T15" style:family="text">
      <style:text-properties officeooo:rsid="001d6262"/>
    </style:style>
    <style:style style:name="T16" style:family="text">
      <style:text-properties officeooo:rsid="001ec28e"/>
    </style:style>
    <style:style style:name="T17" style:family="text">
      <style:text-properties officeooo:rsid="002db02b"/>
    </style:style>
    <style:style style:name="T18" style:family="text">
      <style:text-properties officeooo:rsid="0042cfae"/>
    </style:style>
    <style:style style:name="T19" style:family="text">
      <style:text-properties officeooo:rsid="002e9868"/>
    </style:style>
    <style:style style:name="T20" style:family="text">
      <style:text-properties officeooo:rsid="00410622"/>
    </style:style>
    <style:style style:name="T21" style:family="text">
      <style:text-properties officeooo:rsid="001f49fb"/>
    </style:style>
    <style:style style:name="T22" style:family="text">
      <style:text-properties officeooo:rsid="00205c79"/>
    </style:style>
    <style:style style:name="T23" style:family="text">
      <style:text-properties officeooo:rsid="0021b87d"/>
    </style:style>
    <style:style style:name="T24" style:family="text">
      <style:text-properties officeooo:rsid="0024f631"/>
    </style:style>
    <style:style style:name="T25" style:family="text">
      <style:text-properties officeooo:rsid="0027ce17"/>
    </style:style>
    <style:style style:name="T26" style:family="text">
      <style:text-properties officeooo:rsid="0029c0ef"/>
    </style:style>
    <style:style style:name="T27" style:family="text">
      <style:text-properties officeooo:rsid="002b95af"/>
    </style:style>
    <style:style style:name="T28" style:family="text">
      <style:text-properties officeooo:rsid="002c6f9a"/>
    </style:style>
    <style:style style:name="T29" style:family="text">
      <style:text-properties officeooo:rsid="002dd783"/>
    </style:style>
    <style:style style:name="T30" style:family="text">
      <style:text-properties officeooo:rsid="002f7ca4"/>
    </style:style>
    <style:style style:name="T31" style:family="text">
      <style:text-properties officeooo:rsid="00304ac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7889" style:font-weight-asian="normal" style:font-weight-complex="normal"/>
    </style:style>
    <style:style style:name="T34" style:family="text">
      <style:text-properties fo:font-weight="normal" officeooo:rsid="003992e5" style:font-weight-asian="normal" style:font-weight-complex="normal"/>
    </style:style>
    <style:style style:name="T35" style:family="text">
      <style:text-properties officeooo:rsid="0031852b"/>
    </style:style>
    <style:style style:name="T36" style:family="text">
      <style:text-properties officeooo:rsid="003271bb"/>
    </style:style>
    <style:style style:name="T37" style:family="text">
      <style:text-properties officeooo:rsid="003379ed"/>
    </style:style>
    <style:style style:name="T38" style:family="text">
      <style:text-properties officeooo:rsid="00356a60"/>
    </style:style>
    <style:style style:name="T39" style:family="text">
      <style:text-properties officeooo:rsid="00373ca6"/>
    </style:style>
    <style:style style:name="T40" style:family="text">
      <style:text-properties officeooo:rsid="00387889"/>
    </style:style>
    <style:style style:name="T41" style:family="text">
      <style:text-properties officeooo:rsid="003e767d"/>
    </style:style>
    <style:style style:name="T42" style:family="text">
      <style:text-properties officeooo:rsid="0040d828"/>
    </style:style>
    <style:style style:name="T43" style:family="text">
      <style:text-properties officeooo:rsid="0041c087"/>
    </style:style>
    <style:style style:name="T44" style:family="text">
      <style:text-properties officeooo:rsid="004304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52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5280665863434671448" text:style-name="L1">
        <text:list-item>
          <text:p text:style-name="P153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3231565004142971707" text:style-name="L2">
        <text:list-item>
          <text:p text:style-name="P154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45">Tag</text:p>
            </table:table-cell>
            <table:table-cell table:style-name="Tableau1.A1" office:value-type="string">
              <text:p text:style-name="P145">Parent</text:p>
            </table:table-cell>
            <table:table-cell table:style-name="Tableau1.A1" office:value-type="string">
              <text:p text:style-name="P145">Description</text:p>
            </table:table-cell>
            <table:table-cell table:style-name="Tableau1.A1" office:value-type="string">
              <text:p text:style-name="P145">Type/Value</text:p>
            </table:table-cell>
            <table:table-cell table:style-name="Tableau1.E1" office:value-type="string">
              <text:p text:style-name="P145">Cardinality</text:p>
            </table:table-cell>
          </table:table-row>
        </table:table-header-rows>
        <table:table-row>
          <table:table-cell table:style-name="Tableau1.A2" office:value-type="string">
            <text:p text:style-name="P53"><text:span text:style-name="T1">"request</text:span>"</text:p>
          </table:table-cell>
          <table:table-cell table:style-name="Tableau1.A2" office:value-type="string">
            <text:p text:style-name="P53">None</text:p>
          </table:table-cell>
          <table:table-cell table:style-name="Tableau1.A2" office:value-type="string">
            <text:p text:style-name="P53">Root element</text:p>
          </table:table-cell>
          <table:table-cell table:style-name="Tableau1.A2" office:value-type="string">
            <text:p text:style-name="P53">N/a</text:p>
          </table:table-cell>
          <table:table-cell table:style-name="Tableau1.E2" office:value-type="string">
            <text:p text:style-name="P53">1</text:p>
          </table:table-cell>
        </table:table-row>
        <table:table-row>
          <table:table-cell table:style-name="Tableau1.A2" office:value-type="string">
            <text:p text:style-name="P53">"type"</text:p>
          </table:table-cell>
          <table:table-cell table:style-name="Tableau1.A2" office:value-type="string">
            <text:p text:style-name="P53">"message"</text:p>
          </table:table-cell>
          <table:table-cell table:style-name="Tableau1.A2" office:value-type="string">
            <text:p text:style-name="P53">Message type</text:p>
          </table:table-cell>
          <table:table-cell table:style-name="Tableau1.A2" office:value-type="string">
            <text:p text:style-name="P53">String</text:p>
          </table:table-cell>
          <table:table-cell table:style-name="Tableau1.E2" office:value-type="string">
            <text:p text:style-name="P53">1</text:p>
          </table:table-cell>
        </table:table-row>
        <table:table-row>
          <table:table-cell table:style-name="Tableau1.A2" office:value-type="string">
            <text:p text:style-name="P53">"data"</text:p>
          </table:table-cell>
          <table:table-cell table:style-name="Tableau1.A2" office:value-type="string">
            <text:p text:style-name="P53">"message"</text:p>
          </table:table-cell>
          <table:table-cell table:style-name="Tableau1.A2" office:value-type="string">
            <text:p text:style-name="P53">Message data</text:p>
          </table:table-cell>
          <table:table-cell table:style-name="Tableau1.A2" office:value-type="string">
            <text:p text:style-name="P53">N/a</text:p>
          </table:table-cell>
          <table:table-cell table:style-name="Tableau1.E2" office:value-type="string">
            <text:p text:style-name="P53">0-1</text:p>
          </table:table-cell>
        </table:table-row>
      </table:table>
      <text:p text:style-name="P3"/>
      <text:list xml:id="list8858672873775061326" text:style-name="L3">
        <text:list-item>
          <text:p text:style-name="P155">Response message format</text:p>
        </text:list-item>
      </text:list>
      <text:p text:style-name="P6">Response messages follow the same structure. Their type should be the same as the message they are responding to.</text:p>
      <text:p text:style-name="P22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145">Tag</text:p>
            </table:table-cell>
            <table:table-cell table:style-name="Tableau2.A1" office:value-type="string">
              <text:p text:style-name="P145">Parent</text:p>
            </table:table-cell>
            <table:table-cell table:style-name="Tableau2.A1" office:value-type="string">
              <text:p text:style-name="P145">Description</text:p>
            </table:table-cell>
            <table:table-cell table:style-name="Tableau2.A1" office:value-type="string">
              <text:p text:style-name="P145">Type/Value</text:p>
            </table:table-cell>
            <table:table-cell table:style-name="Tableau2.E1" office:value-type="string">
              <text:p text:style-name="P145">Cardinality</text:p>
            </table:table-cell>
          </table:table-row>
        </table:table-header-rows>
        <table:table-row>
          <table:table-cell table:style-name="Tableau2.A2" office:value-type="string">
            <text:p text:style-name="P53"><text:span text:style-name="T1">"</text:span>response"</text:p>
          </table:table-cell>
          <table:table-cell table:style-name="Tableau2.A2" office:value-type="string">
            <text:p text:style-name="P53">None</text:p>
          </table:table-cell>
          <table:table-cell table:style-name="Tableau2.A2" office:value-type="string">
            <text:p text:style-name="P53">Root element</text:p>
          </table:table-cell>
          <table:table-cell table:style-name="Tableau2.A2" office:value-type="string">
            <text:p text:style-name="P53">N/a</text:p>
          </table:table-cell>
          <table:table-cell table:style-name="Tableau2.E2" office:value-type="string">
            <text:p text:style-name="P53">1</text:p>
          </table:table-cell>
        </table:table-row>
        <table:table-row>
          <table:table-cell table:style-name="Tableau2.A2" office:value-type="string">
            <text:p text:style-name="P53">"type"</text:p>
          </table:table-cell>
          <table:table-cell table:style-name="Tableau2.A2" office:value-type="string">
            <text:p text:style-name="P53">"response"</text:p>
          </table:table-cell>
          <table:table-cell table:style-name="Tableau2.A2" office:value-type="string">
            <text:p text:style-name="P53">Response type</text:p>
          </table:table-cell>
          <table:table-cell table:style-name="Tableau2.A2" office:value-type="string">
            <text:p text:style-name="P53">String</text:p>
          </table:table-cell>
          <table:table-cell table:style-name="Tableau2.E2" office:value-type="string">
            <text:p text:style-name="P53">1</text:p>
          </table:table-cell>
        </table:table-row>
        <table:table-row>
          <table:table-cell table:style-name="Tableau2.A2" office:value-type="string">
            <text:p text:style-name="P53">"data"</text:p>
          </table:table-cell>
          <table:table-cell table:style-name="Tableau2.A2" office:value-type="string">
            <text:p text:style-name="P53">"response"</text:p>
          </table:table-cell>
          <table:table-cell table:style-name="Tableau2.A2" office:value-type="string">
            <text:p text:style-name="P53">Response data</text:p>
          </table:table-cell>
          <table:table-cell table:style-name="Tableau2.A2" office:value-type="string">
            <text:p text:style-name="P53">N/a</text:p>
          </table:table-cell>
          <table:table-cell table:style-name="Tableau2.E2" office:value-type="string">
            <text:p text:style-name="P53">1</text:p>
          </table:table-cell>
        </table:table-row>
      </table:table>
      <text:p text:style-name="P7"/>
      <text:p text:style-name="P12"/>
      <text:list xml:id="list103307717034520" text:continue-list="list5280665863434671448" text:style-name="L1">
        <text:list-item>
          <text:p text:style-name="P177"><text:span text:style-name="T24">Get p</text:span>rofil<text:span text:style-name="T24">s</text:span> Jour</text:p>
        </text:list-item>
      </text:list>
      <text:p text:style-name="P12"/>
      <text:list xml:id="list5174307076197859814" text:style-name="L4">
        <text:list-item>
          <text:p text:style-name="P160">Request</text:p>
        </text:list-item>
      </text:list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48">Tag</text:p>
            </table:table-cell>
            <table:table-cell table:style-name="Tableau5.A1" office:value-type="string">
              <text:p text:style-name="P148">Parent</text:p>
            </table:table-cell>
            <table:table-cell table:style-name="Tableau5.A1" office:value-type="string">
              <text:p text:style-name="P148">Description</text:p>
            </table:table-cell>
            <table:table-cell table:style-name="Tableau5.A1" office:value-type="string">
              <text:p text:style-name="P148">Type/Value</text:p>
            </table:table-cell>
            <table:table-cell table:style-name="Tableau5.E1" office:value-type="string">
              <text:p text:style-name="P148">Cardinality</text:p>
            </table:table-cell>
          </table:table-row>
        </table:table-header-rows>
        <table:table-row>
          <table:table-cell table:style-name="Tableau5.A2" office:value-type="string">
            <text:p text:style-name="P56"><text:span text:style-name="T1">"request</text:span>"</text:p>
          </table:table-cell>
          <table:table-cell table:style-name="Tableau5.A2" office:value-type="string">
            <text:p text:style-name="P56">None</text:p>
          </table:table-cell>
          <table:table-cell table:style-name="Tableau5.A2" office:value-type="string">
            <text:p text:style-name="P56">Root element</text:p>
          </table:table-cell>
          <table:table-cell table:style-name="Tableau5.A2" office:value-type="string">
            <text:p text:style-name="P56">N/a</text:p>
          </table:table-cell>
          <table:table-cell table:style-name="Tableau5.E2" office:value-type="string">
            <text:p text:style-name="P56">1</text:p>
          </table:table-cell>
        </table:table-row>
        <table:table-row>
          <table:table-cell table:style-name="Tableau5.A2" office:value-type="string">
            <text:p text:style-name="P56">"type"</text:p>
          </table:table-cell>
          <table:table-cell table:style-name="Tableau5.A2" office:value-type="string">
            <text:p text:style-name="P56">"<text:span text:style-name="T14">request</text:span>"</text:p>
          </table:table-cell>
          <table:table-cell table:style-name="Tableau5.A2" office:value-type="string">
            <text:p text:style-name="P56">Message type</text:p>
          </table:table-cell>
          <table:table-cell table:style-name="Tableau5.A2" office:value-type="string">
            <text:p text:style-name="P63"><text:span text:style-name="T24">GET_</text:span>PROFIL_JOUR</text:p>
          </table:table-cell>
          <table:table-cell table:style-name="Tableau5.E2" office:value-type="string">
            <text:p text:style-name="P56">1</text:p>
          </table:table-cell>
        </table:table-row>
      </table:table>
      <text:p text:style-name="P45"/>
      <text:p text:style-name="P34">Example :</text:p>
      <text:p text:style-name="P3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75">{</text:p>
            <text:p text:style-name="P75"><text:s text:c="8"/>"<text:span text:style-name="T14">request</text:span>":{</text:p>
            <text:p text:style-name="P75"><text:s text:c="16"/>"type": "<text:span text:style-name="T24">GET_PROFIL_JOUR</text:span>"</text:p>
            <text:p text:style-name="P75"><text:s text:c="8"/>}</text:p>
            <text:p text:style-name="P75">}</text:p>
          </table:table-cell>
        </table:table-row>
      </table:table>
      <text:p text:style-name="P34"/>
      <text:list xml:id="list6382749791289275482" text:style-name="L5">
        <text:list-item>
          <text:p text:style-name="P156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48">Tag</text:p>
            </table:table-cell>
            <table:table-cell table:style-name="Tableau13.A1" office:value-type="string">
              <text:p text:style-name="P148">Parent</text:p>
            </table:table-cell>
            <table:table-cell table:style-name="Tableau13.A1" office:value-type="string">
              <text:p text:style-name="P148">Description</text:p>
            </table:table-cell>
            <table:table-cell table:style-name="Tableau13.A1" office:value-type="string">
              <text:p text:style-name="P148">Type/Value</text:p>
            </table:table-cell>
            <table:table-cell table:style-name="Tableau13.E1" office:value-type="string">
              <text:p text:style-name="P148">Cardinality</text:p>
            </table:table-cell>
          </table:table-row>
        </table:table-header-rows>
        <table:table-row>
          <table:table-cell table:style-name="Tableau13.A2" office:value-type="string">
            <text:p text:style-name="P56"><text:span text:style-name="T1">"response</text:span>"</text:p>
          </table:table-cell>
          <table:table-cell table:style-name="Tableau13.A2" office:value-type="string">
            <text:p text:style-name="P56">None</text:p>
          </table:table-cell>
          <table:table-cell table:style-name="Tableau13.A2" office:value-type="string">
            <text:p text:style-name="P56">Root element</text:p>
          </table:table-cell>
          <table:table-cell table:style-name="Tableau13.A2" office:value-type="string">
            <text:p text:style-name="P56">N/a</text:p>
          </table:table-cell>
          <table:table-cell table:style-name="Tableau13.E2" office:value-type="string">
            <text:p text:style-name="P56">1</text:p>
          </table:table-cell>
        </table:table-row>
        <table:table-row>
          <table:table-cell table:style-name="Tableau13.A2" office:value-type="string">
            <text:p text:style-name="P56">"type"</text:p>
          </table:table-cell>
          <table:table-cell table:style-name="Tableau13.A2" office:value-type="string">
            <text:p text:style-name="P56">"<text:span text:style-name="T11">response</text:span>"</text:p>
          </table:table-cell>
          <table:table-cell table:style-name="Tableau13.A2" office:value-type="string">
            <text:p text:style-name="P56"><text:span text:style-name="T12">Response</text:span> type</text:p>
          </table:table-cell>
          <table:table-cell table:style-name="Tableau13.A2" office:value-type="string">
            <text:p text:style-name="P63"><text:span text:style-name="T24">GET_</text:span>PROFIL_JOUR</text:p>
          </table:table-cell>
          <table:table-cell table:style-name="Tableau13.E2" office:value-type="string">
            <text:p text:style-name="P56">1</text:p>
          </table:table-cell>
        </table:table-row>
        <table:table-row>
          <table:table-cell table:style-name="Tableau13.A2" office:value-type="string">
            <text:p text:style-name="P75">"data"</text:p>
          </table:table-cell>
          <table:table-cell table:style-name="Tableau13.A2" office:value-type="string">
            <text:p text:style-name="P75">"response"</text:p>
          </table:table-cell>
          <table:table-cell table:style-name="Tableau13.A2" office:value-type="string">
            <text:p text:style-name="P75"><text:span text:style-name="T12">Response</text:span> data</text:p>
          </table:table-cell>
          <table:table-cell table:style-name="Tableau13.A2" office:value-type="string">
            <text:p text:style-name="P86">N/a</text:p>
          </table:table-cell>
          <table:table-cell table:style-name="Tableau13.E2" office:value-type="string">
            <text:p text:style-name="P75">1</text:p>
          </table:table-cell>
        </table:table-row>
        <table:table-row>
          <table:table-cell table:style-name="Tableau13.A2" office:value-type="string">
            <text:p text:style-name="P75">"<text:span text:style-name="T24">jours</text:span>"</text:p>
          </table:table-cell>
          <table:table-cell table:style-name="Tableau13.A2" office:value-type="string">
            <text:p text:style-name="P112">"data"</text:p>
          </table:table-cell>
          <table:table-cell table:style-name="Tableau13.A2" office:value-type="string">
            <text:p text:style-name="P127">Liste de profils</text:p>
          </table:table-cell>
          <table:table-cell table:style-name="Tableau13.A2" office:value-type="string">
            <text:p text:style-name="P93">Liste de profils</text:p>
          </table:table-cell>
          <table:table-cell table:style-name="Tableau13.E2" office:value-type="string">
            <text:p text:style-name="P127">0-N</text:p>
          </table:table-cell>
        </table:table-row>
        <table:table-row>
          <table:table-cell table:style-name="Tableau13.A2" office:value-type="string">
            <text:p text:style-name="P111">"<text:span text:style-name="T14">nomProfil</text:span>"</text:p>
          </table:table-cell>
          <table:table-cell table:style-name="Tableau13.A2" office:value-type="string">
            <text:p text:style-name="P76">"<text:span text:style-name="T24">jours</text:span>"</text:p>
          </table:table-cell>
          <table:table-cell table:style-name="Tableau13.A2" office:value-type="string">
            <text:p text:style-name="P118">Nom du profil</text:p>
          </table:table-cell>
          <table:table-cell table:style-name="Tableau13.A2" office:value-type="string">
            <text:p text:style-name="P92">String</text:p>
          </table:table-cell>
          <table:table-cell table:style-name="Tableau13.E2" office:value-type="string">
            <text:p text:style-name="P118">1</text:p>
          </table:table-cell>
        </table:table-row>
        <table:table-row>
          <table:table-cell table:style-name="Tableau13.A2" office:value-type="string">
            <text:p text:style-name="P111">"<text:span text:style-name="T14">typeObjet</text:span>"</text:p>
          </table:table-cell>
          <table:table-cell table:style-name="Tableau13.A2" office:value-type="string">
            <text:p text:style-name="P112">"<text:span text:style-name="T24">jours</text:span>"</text:p>
          </table:table-cell>
          <table:table-cell table:style-name="Tableau13.A2" office:value-type="string">
            <text:p text:style-name="P118">Nom de l'objet</text:p>
          </table:table-cell>
          <table:table-cell table:style-name="Tableau13.A2" office:value-type="string">
            <text:p text:style-name="P92">CHAUFFAGE</text:p>
            <text:p text:style-name="P92">PRISE</text:p>
          </table:table-cell>
          <table:table-cell table:style-name="Tableau13.E2" office:value-type="string">
            <text:p text:style-name="P118">1</text:p>
          </table:table-cell>
        </table:table-row>
        <table:table-row>
          <table:table-cell table:style-name="Tableau13.A2" office:value-type="string">
            <text:p text:style-name="P111">"<text:span text:style-name="T14">Tconfort</text:span>"</text:p>
          </table:table-cell>
          <table:table-cell table:style-name="Tableau13.A2" office:value-type="string">
            <text:p text:style-name="P112">"<text:span text:style-name="T24">jours</text:span>"</text:p>
          </table:table-cell>
          <table:table-cell table:style-name="Tableau13.A2" office:value-type="string">
            <text:p text:style-name="P118">Température de confort en degré celsius </text:p>
          </table:table-cell>
          <table:table-cell table:style-name="Tableau13.A2" office:value-type="string">
            <text:p text:style-name="P138">Integer</text:p>
          </table:table-cell>
          <table:table-cell table:style-name="Tableau13.E2" office:value-type="string">
            <text:p text:style-name="P111"><text:span text:style-name="T14">0-</text:span>1</text:p>
          </table:table-cell>
        </table:table-row>
        <table:table-row table:style-name="Tableau13.9">
          <table:table-cell table:style-name="Tableau13.A2" office:value-type="string">
            <text:p text:style-name="P118"><text:span text:style-name="T13">"</text:span>Teco<text:span text:style-name="T13">"</text:span></text:p>
          </table:table-cell>
          <table:table-cell table:style-name="Tableau13.A2" office:value-type="string">
            <text:p text:style-name="P112">"<text:span text:style-name="T24">jours</text:span>"</text:p>
          </table:table-cell>
          <table:table-cell table:style-name="Tableau13.A2" office:value-type="string">
            <text:p text:style-name="P118">Température économique en degré celsius</text:p>
          </table:table-cell>
          <table:table-cell table:style-name="Tableau13.A2" office:value-type="string">
            <text:p text:style-name="P140">Integer</text:p>
          </table:table-cell>
          <table:table-cell table:style-name="Tableau13.E2" office:value-type="string">
            <text:p text:style-name="P118">0-1</text:p>
          </table:table-cell>
        </table:table-row>
        <table:table-row>
          <table:table-cell table:style-name="Tableau13.A2" office:value-type="string">
            <text:p text:style-name="P111">"<text:span text:style-name="T15">creneaux</text:span>"</text:p>
          </table:table-cell>
          <table:table-cell table:style-name="Tableau13.A2" office:value-type="string">
            <text:p text:style-name="P112">"<text:span text:style-name="T24">jours</text:span>"</text:p>
          </table:table-cell>
          <table:table-cell table:style-name="Tableau13.A2" office:value-type="string">
            <text:p text:style-name="P120">Crén<text:span text:style-name="T16">eaux</text:span> de consommation</text:p>
          </table:table-cell>
          <table:table-cell table:style-name="Tableau13.A2" office:value-type="string">
            <text:p text:style-name="P142">Cr<text:span text:style-name="T16">é</text:span>n<text:span text:style-name="T16">eaux</text:span> Array</text:p>
          </table:table-cell>
          <table:table-cell table:style-name="Tableau13.E2" office:value-type="string">
            <text:p text:style-name="P120">0-N</text:p>
          </table:table-cell>
        </table:table-row>
        <table:table-row>
          <table:table-cell table:style-name="Tableau13.A2" office:value-type="string">
            <text:p text:style-name="P111">"<text:span text:style-name="T16">autorisation</text:span>"</text:p>
          </table:table-cell>
          <table:table-cell table:style-name="Tableau13.A2" office:value-type="string">
            <text:p text:style-name="P111">"<text:span text:style-name="T15">creneaux</text:span>"</text:p>
          </table:table-cell>
          <table:table-cell table:style-name="Tableau13.A2" office:value-type="string">
            <text:p text:style-name="P122">Autorisation de prise en main par le système sur la durée du créneau</text:p>
          </table:table-cell>
          <table:table-cell table:style-name="Tableau13.A2" office:value-type="string">
            <text:p text:style-name="P144">Boolean</text:p>
          </table:table-cell>
          <table:table-cell table:style-name="Tableau13.E2" office:value-type="string">
            <text:p text:style-name="P122">1</text:p>
          </table:table-cell>
        </table:table-row>
        <table:table-row>
          <table:table-cell table:style-name="Tableau13.A2" office:value-type="string">
            <text:p text:style-name="P111">"<text:span text:style-name="T15">debut</text:span>"</text:p>
          </table:table-cell>
          <table:table-cell table:style-name="Tableau13.A2" office:value-type="string">
            <text:p text:style-name="P111">"<text:span text:style-name="T15">creneaux</text:span>"</text:p>
          </table:table-cell>
          <table:table-cell table:style-name="Tableau13.A2" office:value-type="string">
            <text:p text:style-name="P122">Début du créneau</text:p>
          </table:table-cell>
          <table:table-cell table:style-name="Tableau13.A2" office:value-type="string">
            <text:p text:style-name="P86">N/a</text:p>
          </table:table-cell>
          <table:table-cell table:style-name="Tableau13.E2" office:value-type="string">
            <text:p text:style-name="P120">1</text:p>
          </table:table-cell>
        </table:table-row>
        <table:table-row>
          <table:table-cell table:style-name="Tableau13.A2" office:value-type="string">
            <text:p text:style-name="P111">"<text:span text:style-name="T15">heure</text:span>"</text:p>
          </table:table-cell>
          <table:table-cell table:style-name="Tableau13.A2" office:value-type="string">
            <text:p text:style-name="P111">"<text:span text:style-name="T15">debut</text:span>"</text:p>
          </table:table-cell>
          <table:table-cell table:style-name="Tableau13.A2" office:value-type="string">
            <text:p text:style-name="P122">Heure de début</text:p>
          </table:table-cell>
          <table:table-cell table:style-name="Tableau13.A2" office:value-type="string">
            <text:p text:style-name="P144">Integer, <text:span text:style-name="T21">0-24</text:span></text:p>
          </table:table-cell>
          <table:table-cell table:style-name="Tableau13.E2" office:value-type="string">
            <text:p text:style-name="P120">1</text:p>
          </table:table-cell>
        </table:table-row>
        <table:table-row>
          <table:table-cell table:style-name="Tableau13.A2" office:value-type="string">
            <text:p text:style-name="P111">"<text:span text:style-name="T15">minute</text:span>"</text:p>
          </table:table-cell>
          <table:table-cell table:style-name="Tableau13.A2" office:value-type="string">
            <text:p text:style-name="P111">"<text:span text:style-name="T15">debut</text:span>"</text:p>
          </table:table-cell>
          <table:table-cell table:style-name="Tableau13.A2" office:value-type="string">
            <text:p text:style-name="P122">Minute de début</text:p>
          </table:table-cell>
          <table:table-cell table:style-name="Tableau13.A2" office:value-type="string">
            <text:p text:style-name="P144">Integer, <text:span text:style-name="T21">0-59</text:span></text:p>
          </table:table-cell>
          <table:table-cell table:style-name="Tableau13.E2" office:value-type="string">
            <text:p text:style-name="P120">1</text:p>
          </table:table-cell>
        </table:table-row>
        <table:table-row>
          <table:table-cell table:style-name="Tableau13.A2" office:value-type="string">
            <text:p text:style-name="P111">"<text:span text:style-name="T15">fin</text:span>"</text:p>
          </table:table-cell>
          <table:table-cell table:style-name="Tableau13.A2" office:value-type="string">
            <text:p text:style-name="P111">"<text:span text:style-name="T15">creneaux</text:span>"</text:p>
          </table:table-cell>
          <table:table-cell table:style-name="Tableau13.A2" office:value-type="string">
            <text:p text:style-name="P122">Fin du créneau</text:p>
          </table:table-cell>
          <table:table-cell table:style-name="Tableau13.A2" office:value-type="string">
            <text:p text:style-name="P86">N/a</text:p>
          </table:table-cell>
          <table:table-cell table:style-name="Tableau13.E2" office:value-type="string">
            <text:p text:style-name="P120">1</text:p>
          </table:table-cell>
        </table:table-row>
        <text:soft-page-break/>
        <table:table-row>
          <table:table-cell table:style-name="Tableau13.A2" office:value-type="string">
            <text:p text:style-name="P111">"<text:span text:style-name="T15">heure</text:span>"</text:p>
          </table:table-cell>
          <table:table-cell table:style-name="Tableau13.A2" office:value-type="string">
            <text:p text:style-name="P111">"<text:span text:style-name="T15">fin</text:span>"</text:p>
          </table:table-cell>
          <table:table-cell table:style-name="Tableau13.A2" office:value-type="string">
            <text:p text:style-name="P122">Heure de fin</text:p>
          </table:table-cell>
          <table:table-cell table:style-name="Tableau13.A2" office:value-type="string">
            <text:p text:style-name="P144">Integer, <text:span text:style-name="T21">0-24</text:span></text:p>
          </table:table-cell>
          <table:table-cell table:style-name="Tableau13.E2" office:value-type="string">
            <text:p text:style-name="P120">1</text:p>
          </table:table-cell>
        </table:table-row>
        <table:table-row>
          <table:table-cell table:style-name="Tableau13.A2" office:value-type="string">
            <text:p text:style-name="P111">"<text:span text:style-name="T15">minute</text:span>"</text:p>
          </table:table-cell>
          <table:table-cell table:style-name="Tableau13.A2" office:value-type="string">
            <text:p text:style-name="P111">"<text:span text:style-name="T15">fin</text:span>"</text:p>
          </table:table-cell>
          <table:table-cell table:style-name="Tableau13.A2" office:value-type="string">
            <text:p text:style-name="P122">Minute de fin</text:p>
          </table:table-cell>
          <table:table-cell table:style-name="Tableau13.A2" office:value-type="string">
            <text:p text:style-name="P144">Integer, <text:span text:style-name="T21">0-59</text:span></text:p>
          </table:table-cell>
          <table:table-cell table:style-name="Tableau13.E2" office:value-type="string">
            <text:p text:style-name="P120">1</text:p>
          </table:table-cell>
        </table:table-row>
      </table:table>
      <text:p text:style-name="P34"/>
      <text:p text:style-name="P34">Example :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75">{</text:p>
            <text:p text:style-name="P75"><text:s text:c="8"/>"<text:span text:style-name="T13">response</text:span>":{</text:p>
            <text:p text:style-name="P75"><text:s text:c="16"/>"type": "<text:span text:style-name="T24">GET_PROFIL_JOUR</text:span>",</text:p>
            <text:p text:style-name="P34"><text:s text:c="16"/>"<text:span text:style-name="T13">data</text:span>":{</text:p>
            <text:p text:style-name="P34"><text:s text:c="24"/>"<text:span text:style-name="T24">jours</text:span>":<text:span text:style-name="T24">[</text:span></text:p>
            <text:p text:style-name="P34"><text:s text:c="32"/><text:span text:style-name="T24">{</text:span></text:p>
            <text:p text:style-name="P75"><text:s text:c="40"/>"<text:span text:style-name="T16">nomProfil</text:span>": "<text:span text:style-name="T16">vacances</text:span>",</text:p>
            <text:p text:style-name="P75"><text:s text:c="40"/>"<text:span text:style-name="T16">typeObjet</text:span>": "<text:span text:style-name="T16">CHAUFFAGE</text:span>",</text:p>
            <text:p text:style-name="P75"><text:s text:c="40"/>"<text:span text:style-name="T16">Tconfort</text:span>": <text:span text:style-name="T16">21</text:span>,</text:p>
            <text:p text:style-name="P75"><text:s text:c="40"/>"<text:span text:style-name="T16">Teco</text:span>": <text:span text:style-name="T16">15</text:span>,</text:p>
            <text:p text:style-name="P75"><text:s text:c="40"/>"<text:span text:style-name="T16">creneaux</text:span>"<text:span text:style-name="T17">:[</text:span></text:p>
            <text:p text:style-name="P75"><text:s text:c="8"/><text:span text:style-name="T17"><text:s text:c="8"/></text:span><text:s text:c="31"/><text:span text:style-name="T18">{</text:span></text:p>
            <text:p text:style-name="P75"><text:s text:c="56"/><text:span text:style-name="T17">"autorisation" : true,</text:span></text:p>
            <text:p text:style-name="P75"><text:s text:c="8"/><text:span text:style-name="T17"><text:s text:c="8"/></text:span><text:s text:c="40"/><text:span text:style-name="T17">"debut":{</text:span></text:p>
            <text:p text:style-name="P75"><text:s text:c="8"/><text:span text:style-name="T17"><text:s text:c="8"/></text:span><text:s text:c="47"/>"<text:span text:style-name="T16">heure</text:span>": <text:span text:style-name="T16">18</text:span>,</text:p>
            <text:p text:style-name="P75"><text:s text:c="8"/><text:span text:style-name="T17"><text:s text:c="8"/></text:span><text:s text:c="47"/>"<text:span text:style-name="T16">minute</text:span>": <text:span text:style-name="T16">30</text:span></text:p>
            <text:p text:style-name="P124"><text:span text:style-name="T11"><text:s text:c="8"/></text:span><text:s text:c="39"/><text:span text:style-name="T11"><text:s text:c="8"/></text:span><text:s/><text:span text:style-name="T16">},</text:span></text:p>
            <text:p text:style-name="P75"><text:s text:c="8"/><text:span text:style-name="T17"><text:s text:c="8"/></text:span><text:s text:c="40"/><text:span text:style-name="T17">"fin":{</text:span></text:p>
            <text:p text:style-name="P75"><text:s text:c="8"/><text:span text:style-name="T17"><text:s text:c="8"/></text:span><text:s text:c="47"/>"<text:span text:style-name="T16">heure</text:span>": <text:span text:style-name="T21">22</text:span>,</text:p>
            <text:p text:style-name="P75"><text:s text:c="8"/><text:span text:style-name="T17"><text:s text:c="8"/></text:span><text:s text:c="47"/>"<text:span text:style-name="T16">minute</text:span>": <text:span text:style-name="T16">30</text:span></text:p>
            <text:p text:style-name="P124"><text:span text:style-name="T11"><text:s text:c="8"/></text:span><text:s text:c="40"/><text:span text:style-name="T11"><text:s text:c="8"/>}</text:span></text:p>
            <text:p text:style-name="P126"><text:span text:style-name="T11"><text:s text:c="8"/></text:span><text:s text:c="32"/><text:span text:style-name="T11"><text:s text:c="8"/>},</text:span></text:p>
            <text:p text:style-name="P75"><text:s text:c="8"/><text:span text:style-name="T17"><text:s text:c="8"/></text:span><text:s text:c="31"/><text:span text:style-name="T18">{</text:span></text:p>
            <text:p text:style-name="P75"><text:s text:c="56"/><text:span text:style-name="T17">"autorisation" : false,</text:span></text:p>
            <text:p text:style-name="P75"><text:s text:c="8"/><text:span text:style-name="T17"><text:s text:c="8"/></text:span><text:s text:c="40"/><text:span text:style-name="T17">"debut":{</text:span></text:p>
            <text:p text:style-name="P75"><text:s text:c="8"/><text:span text:style-name="T17"><text:s text:c="8"/></text:span><text:s text:c="47"/>"<text:span text:style-name="T16">heure</text:span>": <text:span text:style-name="T16">17</text:span>,</text:p>
            <text:p text:style-name="P75"><text:s text:c="8"/><text:span text:style-name="T17"><text:s text:c="8"/></text:span><text:s text:c="47"/>"<text:span text:style-name="T16">minute</text:span>": <text:span text:style-name="T21">15</text:span></text:p>
            <text:p text:style-name="P124"><text:span text:style-name="T11"><text:s text:c="16"/></text:span><text:s text:c="40"/><text:span text:style-name="T16">},</text:span></text:p>
            <text:p text:style-name="P75"><text:s text:c="16"/><text:span text:style-name="T17"><text:s text:c="8"/></text:span><text:s text:c="32"/><text:span text:style-name="T17">"fin":{</text:span></text:p>
            <text:p text:style-name="P75"><text:s text:c="16"/><text:span text:style-name="T17"><text:s text:c="8"/></text:span><text:s text:c="39"/>"<text:span text:style-name="T16">heure</text:span>": <text:span text:style-name="T21">23</text:span>,</text:p>
            <text:p text:style-name="P75"><text:s text:c="16"/><text:span text:style-name="T17"><text:s text:c="8"/></text:span><text:s text:c="39"/>"<text:span text:style-name="T16">minute</text:span>": <text:span text:style-name="T16">0</text:span></text:p>
            <text:p text:style-name="P124"><text:span text:style-name="T11"><text:s text:c="16"/></text:span><text:s text:c="40"/><text:span text:style-name="T16">}</text:span></text:p>
            <text:p text:style-name="P126"><text:span text:style-name="T11"><text:s text:c="16"/></text:span><text:s text:c="32"/><text:span text:style-name="T18">}</text:span></text:p>
            <text:p text:style-name="P75"><text:s text:c="16"/><text:span text:style-name="T19"><text:s text:c="8"/></text:span><text:s text:c="16"/><text:span text:style-name="T20">]</text:span></text:p>
            <text:p text:style-name="P75"><text:s text:c="32"/><text:span text:style-name="T24">},</text:span></text:p>
            <text:p text:style-name="P34"><text:s text:c="32"/><text:span text:style-name="T24">{</text:span></text:p>
            <text:p text:style-name="P34"><text:s text:c="34"/><text:span text:style-name="T24">Autre profil</text:span></text:p>
            <text:p text:style-name="P34"><text:s text:c="32"/><text:span text:style-name="T24">}</text:span> </text:p>
            <text:p text:style-name="P34"><text:s text:c="24"/><text:span text:style-name="T24">]</text:span></text:p>
            <text:p text:style-name="P75"><text:s text:c="16"/>}</text:p>
            <text:p text:style-name="P75"><text:s text:c="8"/>}</text:p>
            <text:p text:style-name="P75">}</text:p>
          </table:table-cell>
        </table:table-row>
      </table:table>
      <text:p text:style-name="P35"/>
      <text:p text:style-name="P15"/>
      <text:p text:style-name="P16"/>
      <text:list xml:id="list103306395051753" text:continue-list="list103307717034520" text:style-name="L1">
        <text:list-item>
          <text:p text:style-name="P179">Set profil jour</text:p>
        </text:list-item>
      </text:list>
      <text:p text:style-name="P12"><text:tab/></text:p>
      <text:list xml:id="list103307466016861" text:continue-list="list5174307076197859814" text:style-name="L4">
        <text:list-item>
          <text:p text:style-name="P161">Request</text:p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146">Tag</text:p>
            </table:table-cell>
            <table:table-cell table:style-name="Tableau3.A1" office:value-type="string">
              <text:p text:style-name="P146">Parent</text:p>
            </table:table-cell>
            <table:table-cell table:style-name="Tableau3.A1" office:value-type="string">
              <text:p text:style-name="P146">Description</text:p>
            </table:table-cell>
            <table:table-cell table:style-name="Tableau3.A1" office:value-type="string">
              <text:p text:style-name="P146">Type/Value</text:p>
            </table:table-cell>
            <table:table-cell table:style-name="Tableau3.E1" office:value-type="string">
              <text:p text:style-name="P146">Cardinality</text:p>
            </table:table-cell>
          </table:table-row>
        </table:table-header-rows>
        <table:table-row>
          <table:table-cell table:style-name="Tableau3.A2" office:value-type="string">
            <text:p text:style-name="P54"><text:span text:style-name="T1">"request</text:span>"</text:p>
          </table:table-cell>
          <table:table-cell table:style-name="Tableau3.A2" office:value-type="string">
            <text:p text:style-name="P54">None</text:p>
          </table:table-cell>
          <table:table-cell table:style-name="Tableau3.A2" office:value-type="string">
            <text:p text:style-name="P54">Root element</text:p>
          </table:table-cell>
          <table:table-cell table:style-name="Tableau3.A2" office:value-type="string">
            <text:p text:style-name="P54">N/a</text:p>
          </table:table-cell>
          <table:table-cell table:style-name="Tableau3.E2" office:value-type="string">
            <text:p text:style-name="P54">1</text:p>
          </table:table-cell>
        </table:table-row>
        <table:table-row>
          <table:table-cell table:style-name="Tableau3.A2" office:value-type="string">
            <text:p text:style-name="P54">"type"</text:p>
          </table:table-cell>
          <table:table-cell table:style-name="Tableau3.A2" office:value-type="string">
            <text:p text:style-name="P54">"<text:span text:style-name="T14">request</text:span>"</text:p>
          </table:table-cell>
          <table:table-cell table:style-name="Tableau3.A2" office:value-type="string">
            <text:p text:style-name="P54">Message type</text:p>
          </table:table-cell>
          <table:table-cell table:style-name="Tableau3.A2" office:value-type="string">
            <text:p text:style-name="P61"><text:span text:style-name="T24">SET_</text:span>PROFIL_JOUR</text:p>
          </table:table-cell>
          <table:table-cell table:style-name="Tableau3.E2" office:value-type="string">
            <text:p text:style-name="P54">1</text:p>
          </table:table-cell>
        </table:table-row>
        <table:table-row>
          <table:table-cell table:style-name="Tableau3.A2" office:value-type="string">
            <text:p text:style-name="P72">"data"</text:p>
          </table:table-cell>
          <table:table-cell table:style-name="Tableau3.A2" office:value-type="string">
            <text:p text:style-name="P72">"response"</text:p>
          </table:table-cell>
          <table:table-cell table:style-name="Tableau3.A2" office:value-type="string">
            <text:p text:style-name="P72"><text:span text:style-name="T12">Response</text:span> data</text:p>
          </table:table-cell>
          <table:table-cell table:style-name="Tableau3.A2" office:value-type="string">
            <text:p text:style-name="P85">N/a</text:p>
          </table:table-cell>
          <table:table-cell table:style-name="Tableau3.E2" office:value-type="string">
            <text:p text:style-name="P72">1</text:p>
          </table:table-cell>
        </table:table-row>
        <table:table-row>
          <table:table-cell table:style-name="Tableau3.A2" office:value-type="string">
            <text:p text:style-name="P107">"<text:span text:style-name="T14">nomProfil</text:span>"</text:p>
          </table:table-cell>
          <table:table-cell table:style-name="Tableau3.A2" office:value-type="string">
            <text:p text:style-name="P108">"data"</text:p>
          </table:table-cell>
          <table:table-cell table:style-name="Tableau3.A2" office:value-type="string">
            <text:p text:style-name="P117">Nom du profil</text:p>
          </table:table-cell>
          <table:table-cell table:style-name="Tableau3.A2" office:value-type="string">
            <text:p text:style-name="P91">String</text:p>
          </table:table-cell>
          <table:table-cell table:style-name="Tableau3.E2" office:value-type="string">
            <text:p text:style-name="P117">1</text:p>
          </table:table-cell>
        </table:table-row>
        <table:table-row>
          <table:table-cell table:style-name="Tableau3.A2" office:value-type="string">
            <text:p text:style-name="P107">"<text:span text:style-name="T14">typeObjet</text:span>"</text:p>
          </table:table-cell>
          <table:table-cell table:style-name="Tableau3.A2" office:value-type="string">
            <text:p text:style-name="P108">"data"</text:p>
          </table:table-cell>
          <table:table-cell table:style-name="Tableau3.A2" office:value-type="string">
            <text:p text:style-name="P117">Nom de l'objet</text:p>
          </table:table-cell>
          <table:table-cell table:style-name="Tableau3.A2" office:value-type="string">
            <text:p text:style-name="P102">String:</text:p>
            <text:p text:style-name="P91">CHAUFFAGE</text:p>
            <text:p text:style-name="P91">PRISE</text:p>
          </table:table-cell>
          <table:table-cell table:style-name="Tableau3.E2" office:value-type="string">
            <text:p text:style-name="P117">1</text:p>
          </table:table-cell>
        </table:table-row>
        <table:table-row>
          <table:table-cell table:style-name="Tableau3.A2" office:value-type="string">
            <text:p text:style-name="P108">"<text:span text:style-name="T14">Tconfort</text:span>"</text:p>
          </table:table-cell>
          <table:table-cell table:style-name="Tableau3.A2" office:value-type="string">
            <text:p text:style-name="P108">"data"</text:p>
          </table:table-cell>
          <table:table-cell table:style-name="Tableau3.A2" office:value-type="string">
            <text:p text:style-name="P117">Température de confort en degré celsius </text:p>
          </table:table-cell>
          <table:table-cell table:style-name="Tableau3.A2" office:value-type="string">
            <text:p text:style-name="P137">Integer</text:p>
          </table:table-cell>
          <table:table-cell table:style-name="Tableau3.E2" office:value-type="string">
            <text:p text:style-name="P108"><text:span text:style-name="T14">0-</text:span>1</text:p>
          </table:table-cell>
        </table:table-row>
        <table:table-row>
          <table:table-cell table:style-name="Tableau3.A2" office:value-type="string">
            <text:p text:style-name="P117"><text:span text:style-name="T13">"</text:span>Teco<text:span text:style-name="T13">"</text:span></text:p>
          </table:table-cell>
          <table:table-cell table:style-name="Tableau3.A2" office:value-type="string">
            <text:p text:style-name="P108">"data"</text:p>
          </table:table-cell>
          <table:table-cell table:style-name="Tableau3.A2" office:value-type="string">
            <text:p text:style-name="P117">Température économique en degré celsius</text:p>
          </table:table-cell>
          <table:table-cell table:style-name="Tableau3.A2" office:value-type="string">
            <text:p text:style-name="P139">Integer</text:p>
          </table:table-cell>
          <table:table-cell table:style-name="Tableau3.E2" office:value-type="string">
            <text:p text:style-name="P117">0-1</text:p>
          </table:table-cell>
        </table:table-row>
        <table:table-row>
          <table:table-cell table:style-name="Tableau3.A2" office:value-type="string">
            <text:p text:style-name="P109">"<text:span text:style-name="T15">creneaux</text:span>"</text:p>
          </table:table-cell>
          <table:table-cell table:style-name="Tableau3.A2" office:value-type="string">
            <text:p text:style-name="P108">"data"</text:p>
          </table:table-cell>
          <table:table-cell table:style-name="Tableau3.A2" office:value-type="string">
            <text:p text:style-name="P119">Crén<text:span text:style-name="T16">eaux</text:span> de consommation</text:p>
          </table:table-cell>
          <table:table-cell table:style-name="Tableau3.A2" office:value-type="string">
            <text:p text:style-name="P141">Cr<text:span text:style-name="T16">é</text:span>n<text:span text:style-name="T16">eaux</text:span> Array</text:p>
          </table:table-cell>
          <table:table-cell table:style-name="Tableau3.E2" office:value-type="string">
            <text:p text:style-name="P119">0-N</text:p>
          </table:table-cell>
        </table:table-row>
        <table:table-row>
          <table:table-cell table:style-name="Tableau3.A2" office:value-type="string">
            <text:p text:style-name="P110">"<text:span text:style-name="T16">autorisation</text:span>"</text:p>
          </table:table-cell>
          <table:table-cell table:style-name="Tableau3.A2" office:value-type="string">
            <text:p text:style-name="P109">"<text:span text:style-name="T15">creneaux</text:span>"</text:p>
          </table:table-cell>
          <table:table-cell table:style-name="Tableau3.A2" office:value-type="string">
            <text:p text:style-name="P121">Autorisation de prise en main par le système sur la durée du créneau</text:p>
          </table:table-cell>
          <table:table-cell table:style-name="Tableau3.A2" office:value-type="string">
            <text:p text:style-name="P143">Boolean</text:p>
          </table:table-cell>
          <table:table-cell table:style-name="Tableau3.E2" office:value-type="string">
            <text:p text:style-name="P121">1</text:p>
          </table:table-cell>
        </table:table-row>
        <table:table-row>
          <table:table-cell table:style-name="Tableau3.A2" office:value-type="string">
            <text:p text:style-name="P109">"<text:span text:style-name="T15">debut</text:span>"</text:p>
          </table:table-cell>
          <table:table-cell table:style-name="Tableau3.A2" office:value-type="string">
            <text:p text:style-name="P109">"<text:span text:style-name="T15">creneaux</text:span>"</text:p>
          </table:table-cell>
          <table:table-cell table:style-name="Tableau3.A2" office:value-type="string">
            <text:p text:style-name="P121">Début du créneau</text:p>
          </table:table-cell>
          <table:table-cell table:style-name="Tableau3.A2" office:value-type="string">
            <text:p text:style-name="P85">N/a</text:p>
          </table:table-cell>
          <table:table-cell table:style-name="Tableau3.E2" office:value-type="string">
            <text:p text:style-name="P119">1</text:p>
          </table:table-cell>
        </table:table-row>
        <table:table-row>
          <table:table-cell table:style-name="Tableau3.A2" office:value-type="string">
            <text:p text:style-name="P109">"<text:span text:style-name="T15">heure</text:span>"</text:p>
          </table:table-cell>
          <table:table-cell table:style-name="Tableau3.A2" office:value-type="string">
            <text:p text:style-name="P109">"<text:span text:style-name="T15">debut</text:span>"</text:p>
          </table:table-cell>
          <table:table-cell table:style-name="Tableau3.A2" office:value-type="string">
            <text:p text:style-name="P121">Heure de début</text:p>
          </table:table-cell>
          <table:table-cell table:style-name="Tableau3.A2" office:value-type="string">
            <text:p text:style-name="P143">Integer, <text:span text:style-name="T21">0-24</text:span></text:p>
          </table:table-cell>
          <table:table-cell table:style-name="Tableau3.E2" office:value-type="string">
            <text:p text:style-name="P119">1</text:p>
          </table:table-cell>
        </table:table-row>
        <table:table-row>
          <table:table-cell table:style-name="Tableau3.A2" office:value-type="string">
            <text:p text:style-name="P109">"<text:span text:style-name="T15">minute</text:span>"</text:p>
          </table:table-cell>
          <table:table-cell table:style-name="Tableau3.A2" office:value-type="string">
            <text:p text:style-name="P109">"<text:span text:style-name="T15">debut</text:span>"</text:p>
          </table:table-cell>
          <table:table-cell table:style-name="Tableau3.A2" office:value-type="string">
            <text:p text:style-name="P121">Minute de début</text:p>
          </table:table-cell>
          <table:table-cell table:style-name="Tableau3.A2" office:value-type="string">
            <text:p text:style-name="P143">Integer, <text:span text:style-name="T21">0-59</text:span></text:p>
          </table:table-cell>
          <table:table-cell table:style-name="Tableau3.E2" office:value-type="string">
            <text:p text:style-name="P119">1</text:p>
          </table:table-cell>
        </table:table-row>
        <table:table-row>
          <table:table-cell table:style-name="Tableau3.A2" office:value-type="string">
            <text:p text:style-name="P109">"<text:span text:style-name="T15">fin</text:span>"</text:p>
          </table:table-cell>
          <table:table-cell table:style-name="Tableau3.A2" office:value-type="string">
            <text:p text:style-name="P109">"<text:span text:style-name="T15">creneaux</text:span>"</text:p>
          </table:table-cell>
          <table:table-cell table:style-name="Tableau3.A2" office:value-type="string">
            <text:p text:style-name="P121">Fin du créneau</text:p>
          </table:table-cell>
          <table:table-cell table:style-name="Tableau3.A2" office:value-type="string">
            <text:p text:style-name="P85">N/a</text:p>
          </table:table-cell>
          <table:table-cell table:style-name="Tableau3.E2" office:value-type="string">
            <text:p text:style-name="P119">1</text:p>
          </table:table-cell>
        </table:table-row>
        <table:table-row>
          <table:table-cell table:style-name="Tableau3.A2" office:value-type="string">
            <text:p text:style-name="P109">"<text:span text:style-name="T15">heure</text:span>"</text:p>
          </table:table-cell>
          <table:table-cell table:style-name="Tableau3.A2" office:value-type="string">
            <text:p text:style-name="P109">"<text:span text:style-name="T15">fin</text:span>"</text:p>
          </table:table-cell>
          <table:table-cell table:style-name="Tableau3.A2" office:value-type="string">
            <text:p text:style-name="P121">Heure de fin</text:p>
          </table:table-cell>
          <table:table-cell table:style-name="Tableau3.A2" office:value-type="string">
            <text:p text:style-name="P143">Integer, <text:span text:style-name="T21">0-24</text:span></text:p>
          </table:table-cell>
          <table:table-cell table:style-name="Tableau3.E2" office:value-type="string">
            <text:p text:style-name="P119">1</text:p>
          </table:table-cell>
        </table:table-row>
        <table:table-row>
          <table:table-cell table:style-name="Tableau3.A2" office:value-type="string">
            <text:p text:style-name="P109">"<text:span text:style-name="T15">minute</text:span>"</text:p>
          </table:table-cell>
          <table:table-cell table:style-name="Tableau3.A2" office:value-type="string">
            <text:p text:style-name="P109">"<text:span text:style-name="T15">fin</text:span>"</text:p>
          </table:table-cell>
          <table:table-cell table:style-name="Tableau3.A2" office:value-type="string">
            <text:p text:style-name="P121">Minute de fin</text:p>
          </table:table-cell>
          <table:table-cell table:style-name="Tableau3.A2" office:value-type="string">
            <text:p text:style-name="P143">Integer, <text:span text:style-name="T21">0-59</text:span></text:p>
          </table:table-cell>
          <table:table-cell table:style-name="Tableau3.E2" office:value-type="string">
            <text:p text:style-name="P119">1</text:p>
          </table:table-cell>
        </table:table-row>
      </table:table>
      <text:p text:style-name="P44"/>
      <text:p text:style-name="P34">Example :</text:p>
      <text:p text:style-name="P3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72">{</text:p>
            <text:p text:style-name="P72"><text:s text:c="8"/>"<text:span text:style-name="T14">request</text:span>":{</text:p>
            <text:p text:style-name="P72"><text:s text:c="16"/>"type": "<text:span text:style-name="T24">SET_PROFIL_JOUR</text:span>",</text:p>
            <text:p text:style-name="P33"><text:s text:c="16"/>"<text:span text:style-name="T13">data</text:span>":{</text:p>
            <text:p text:style-name="P74"><text:s text:c="24"/>"<text:span text:style-name="T16">nomProfil</text:span>": "<text:span text:style-name="T16">vacances</text:span>",</text:p>
            <text:p text:style-name="P74"><text:s text:c="24"/>"<text:span text:style-name="T16">typeObjet</text:span>": "<text:span text:style-name="T16">CHAUFFAGE</text:span>",</text:p>
            <text:p text:style-name="P74"><text:s text:c="24"/>"<text:span text:style-name="T16">Tconfort</text:span>": <text:span text:style-name="T16">21</text:span>,</text:p>
            <text:p text:style-name="P74"><text:s text:c="24"/>"<text:span text:style-name="T16">Teco</text:span>": <text:span text:style-name="T16">15</text:span>,</text:p>
            <text:p text:style-name="P74"><text:s text:c="24"/>"<text:span text:style-name="T16">creneaux</text:span>"<text:span text:style-name="T17">:[</text:span></text:p>
            <text:p text:style-name="P74"><text:span text:style-name="T17"><text:s text:c="8"/></text:span><text:s text:c="23"/><text:span text:style-name="T18">{</text:span></text:p>
            <text:p text:style-name="P74"><text:s text:c="40"/><text:span text:style-name="T17">"autorisation" : true,</text:span></text:p>
            <text:p text:style-name="P74"><text:span text:style-name="T17"><text:s text:c="8"/></text:span><text:s text:c="32"/><text:span text:style-name="T17">"debut":{</text:span></text:p>
            <text:p text:style-name="P74"><text:soft-page-break/><text:span text:style-name="T17"><text:s text:c="8"/></text:span><text:s text:c="39"/>"<text:span text:style-name="T16">heure</text:span>": <text:span text:style-name="T16">18</text:span>,</text:p>
            <text:p text:style-name="P74"><text:span text:style-name="T17"><text:s text:c="8"/></text:span><text:s text:c="39"/>"<text:span text:style-name="T16">minute</text:span>": <text:span text:style-name="T16">30</text:span></text:p>
            <text:p text:style-name="P123"><text:s text:c="40"/><text:span text:style-name="T16">},</text:span></text:p>
            <text:p text:style-name="P74"><text:span text:style-name="T17"><text:s text:c="8"/></text:span><text:s text:c="32"/><text:span text:style-name="T17">"fin":{</text:span></text:p>
            <text:p text:style-name="P74"><text:span text:style-name="T17"><text:s text:c="8"/></text:span><text:s text:c="39"/>"<text:span text:style-name="T16">heure</text:span>": <text:span text:style-name="T21">22</text:span>,</text:p>
            <text:p text:style-name="P74"><text:span text:style-name="T17"><text:s text:c="8"/></text:span><text:s text:c="39"/>"<text:span text:style-name="T16">minute</text:span>": <text:span text:style-name="T16">30</text:span></text:p>
            <text:p text:style-name="P123"><text:s text:c="40"/><text:span text:style-name="T16">}</text:span></text:p>
            <text:p text:style-name="P125"><text:s text:c="32"/><text:span text:style-name="T18">},</text:span></text:p>
            <text:p text:style-name="P74"><text:span text:style-name="T17"><text:s text:c="8"/></text:span><text:s text:c="23"/><text:span text:style-name="T18">{</text:span></text:p>
            <text:p text:style-name="P74"><text:s text:c="40"/><text:span text:style-name="T17">"autorisation" : false,</text:span></text:p>
            <text:p text:style-name="P74"><text:span text:style-name="T17"><text:s text:c="8"/></text:span><text:s text:c="32"/><text:span text:style-name="T17">"debut":{</text:span></text:p>
            <text:p text:style-name="P74"><text:span text:style-name="T17"><text:s text:c="8"/></text:span><text:s text:c="39"/>"<text:span text:style-name="T16">heure</text:span>": <text:span text:style-name="T16">17</text:span>,</text:p>
            <text:p text:style-name="P74"><text:span text:style-name="T17"><text:s text:c="8"/></text:span><text:s text:c="39"/>"<text:span text:style-name="T16">minute</text:span>": <text:span text:style-name="T21">15</text:span></text:p>
            <text:p text:style-name="P123"><text:s text:c="40"/><text:span text:style-name="T16">},</text:span></text:p>
            <text:p text:style-name="P74"><text:span text:style-name="T17"><text:s text:c="8"/></text:span><text:s text:c="32"/><text:span text:style-name="T17">"fin":{</text:span></text:p>
            <text:p text:style-name="P74"><text:span text:style-name="T17"><text:s text:c="8"/></text:span><text:s text:c="39"/>"<text:span text:style-name="T16">heure</text:span>": <text:span text:style-name="T21">23</text:span>,</text:p>
            <text:p text:style-name="P74"><text:span text:style-name="T17"><text:s text:c="8"/></text:span><text:s text:c="39"/>"<text:span text:style-name="T16">minute</text:span>": <text:span text:style-name="T16">0</text:span></text:p>
            <text:p text:style-name="P123"><text:s text:c="40"/><text:span text:style-name="T16">}</text:span></text:p>
            <text:p text:style-name="P125"><text:s text:c="32"/><text:span text:style-name="T18">}</text:span></text:p>
            <text:p text:style-name="P74"><text:span text:style-name="T19"><text:s text:c="8"/></text:span><text:s text:c="16"/><text:span text:style-name="T20">]</text:span></text:p>
            <text:p text:style-name="P72"><text:s text:c="16"/>}</text:p>
            <text:p text:style-name="P72"><text:s text:c="8"/>}</text:p>
            <text:p text:style-name="P72">}</text:p>
          </table:table-cell>
        </table:table-row>
      </table:table>
      <text:p text:style-name="P31"/>
      <text:p text:style-name="P11"/>
      <text:p text:style-name="P12"/>
      <text:p text:style-name="P12"/>
      <text:list xml:id="list103307442840632" text:continue-list="list103306395051753" text:style-name="L1">
        <text:list-item>
          <text:p text:style-name="P178"><text:span text:style-name="T41">Remove p</text:span>rofil Jour</text:p>
        </text:list-item>
      </text:list>
      <text:p text:style-name="P171"/>
      <text:list xml:id="list7207031443003488404" text:style-name="L9">
        <text:list-item>
          <text:p text:style-name="P167">Request</text:p>
        </text:list-item>
      </text:list>
      <text:p text:style-name="P168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00">Tag</text:p>
            </table:table-cell>
            <table:table-cell table:style-name="Tableau27.A1" office:value-type="string">
              <text:p text:style-name="P200">Parent</text:p>
            </table:table-cell>
            <table:table-cell table:style-name="Tableau27.A1" office:value-type="string">
              <text:p text:style-name="P200">Description</text:p>
            </table:table-cell>
            <table:table-cell table:style-name="Tableau27.A1" office:value-type="string">
              <text:p text:style-name="P200">Type/Value</text:p>
            </table:table-cell>
            <table:table-cell table:style-name="Tableau27.E1" office:value-type="string">
              <text:p text:style-name="P200">Cardinality</text:p>
            </table:table-cell>
          </table:table-row>
        </table:table-header-rows>
        <table:table-row>
          <table:table-cell table:style-name="Tableau27.A2" office:value-type="string">
            <text:p text:style-name="P183"><text:span text:style-name="T1">"request</text:span>"</text:p>
          </table:table-cell>
          <table:table-cell table:style-name="Tableau27.A2" office:value-type="string">
            <text:p text:style-name="P183">None</text:p>
          </table:table-cell>
          <table:table-cell table:style-name="Tableau27.A2" office:value-type="string">
            <text:p text:style-name="P183">Root element</text:p>
          </table:table-cell>
          <table:table-cell table:style-name="Tableau27.A2" office:value-type="string">
            <text:p text:style-name="P183">N/a</text:p>
          </table:table-cell>
          <table:table-cell table:style-name="Tableau27.E2" office:value-type="string">
            <text:p text:style-name="P183">1</text:p>
          </table:table-cell>
        </table:table-row>
        <table:table-row>
          <table:table-cell table:style-name="Tableau27.A2" office:value-type="string">
            <text:p text:style-name="P183">"type"</text:p>
          </table:table-cell>
          <table:table-cell table:style-name="Tableau27.A2" office:value-type="string">
            <text:p text:style-name="P183">"<text:span text:style-name="T14">request</text:span>"</text:p>
          </table:table-cell>
          <table:table-cell table:style-name="Tableau27.A2" office:value-type="string">
            <text:p text:style-name="P183">Message type</text:p>
          </table:table-cell>
          <table:table-cell table:style-name="Tableau27.A2" office:value-type="string">
            <text:p text:style-name="P184"><text:span text:style-name="T41">RM_</text:span>PROFIL_JOUR</text:p>
          </table:table-cell>
          <table:table-cell table:style-name="Tableau27.E2" office:value-type="string">
            <text:p text:style-name="P183">1</text:p>
          </table:table-cell>
        </table:table-row>
        <table:table-row>
          <table:table-cell table:style-name="Tableau27.A2" office:value-type="string">
            <text:p text:style-name="P72">"data"</text:p>
          </table:table-cell>
          <table:table-cell table:style-name="Tableau27.A2" office:value-type="string">
            <text:p text:style-name="P72">"response"</text:p>
          </table:table-cell>
          <table:table-cell table:style-name="Tableau27.A2" office:value-type="string">
            <text:p text:style-name="P72"><text:span text:style-name="T12">Response</text:span> data</text:p>
          </table:table-cell>
          <table:table-cell table:style-name="Tableau27.A2" office:value-type="string">
            <text:p text:style-name="P85">N/a</text:p>
          </table:table-cell>
          <table:table-cell table:style-name="Tableau27.E2" office:value-type="string">
            <text:p text:style-name="P72">1</text:p>
          </table:table-cell>
        </table:table-row>
        <table:table-row>
          <table:table-cell table:style-name="Tableau27.A2" office:value-type="string">
            <text:p text:style-name="P107">"<text:span text:style-name="T14">nomProfil</text:span>"</text:p>
          </table:table-cell>
          <table:table-cell table:style-name="Tableau27.A2" office:value-type="string">
            <text:p text:style-name="P108">"data"</text:p>
          </table:table-cell>
          <table:table-cell table:style-name="Tableau27.A2" office:value-type="string">
            <text:p text:style-name="P117">Nom du profil</text:p>
          </table:table-cell>
          <table:table-cell table:style-name="Tableau27.A2" office:value-type="string">
            <text:p text:style-name="P91">String</text:p>
          </table:table-cell>
          <table:table-cell table:style-name="Tableau27.E2" office:value-type="string">
            <text:p text:style-name="P117">1</text:p>
          </table:table-cell>
        </table:table-row>
      </table:table>
      <text:p text:style-name="P175"/>
      <text:p text:style-name="P173">Example :</text:p>
      <text:p text:style-name="P173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85">{</text:p>
            <text:p text:style-name="P185"><text:s text:c="8"/>"<text:span text:style-name="T14">request</text:span>":{</text:p>
            <text:p text:style-name="P185"><text:s text:c="16"/>"type": "<text:span text:style-name="T41">RM_PROFIL_JOUR</text:span>",</text:p>
            <text:p text:style-name="P173"><text:s text:c="16"/>"<text:span text:style-name="T13">data</text:span>":{</text:p>
            <text:p text:style-name="P185"><text:s text:c="24"/>"<text:span text:style-name="T16">nomProfil</text:span>": "<text:span text:style-name="T16">vacances</text:span>"</text:p>
            <text:p text:style-name="P185"><text:s text:c="16"/>}</text:p>
            <text:p text:style-name="P185"><text:s text:c="8"/>}</text:p>
            <text:p text:style-name="P185">}</text:p>
          </table:table-cell>
        </table:table-row>
      </table:table>
      <text:p text:style-name="P172"/>
      <text:list xml:id="list103308329939492" text:continue-list="list103307442840632" text:style-name="L1">
        <text:list-item>
          <text:p text:style-name="P177"><text:span text:style-name="T25">Get p</text:span>rofil<text:span text:style-name="T29">s</text:span> Semaine</text:p>
        </text:list-item>
      </text:list>
      <text:p text:style-name="P12"/>
      <text:list xml:id="list103308210004122" text:continue-list="list103307466016861" text:style-name="L4">
        <text:list-item>
          <text:p text:style-name="P162">Request</text:p>
        </text:list-item>
      </text:list>
      <text:p text:style-name="P2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49">Tag</text:p>
            </table:table-cell>
            <table:table-cell table:style-name="Tableau15.A1" office:value-type="string">
              <text:p text:style-name="P149">Parent</text:p>
            </table:table-cell>
            <table:table-cell table:style-name="Tableau15.A1" office:value-type="string">
              <text:p text:style-name="P149">Description</text:p>
            </table:table-cell>
            <table:table-cell table:style-name="Tableau15.A1" office:value-type="string">
              <text:p text:style-name="P149">Type/Value</text:p>
            </table:table-cell>
            <table:table-cell table:style-name="Tableau15.E1" office:value-type="string">
              <text:p text:style-name="P149">Cardinality</text:p>
            </table:table-cell>
          </table:table-row>
        </table:table-header-rows>
        <table:table-row>
          <table:table-cell table:style-name="Tableau15.A2" office:value-type="string">
            <text:p text:style-name="P57"><text:span text:style-name="T1">"request</text:span>"</text:p>
          </table:table-cell>
          <table:table-cell table:style-name="Tableau15.A2" office:value-type="string">
            <text:p text:style-name="P57">None</text:p>
          </table:table-cell>
          <table:table-cell table:style-name="Tableau15.A2" office:value-type="string">
            <text:p text:style-name="P57">Root element</text:p>
          </table:table-cell>
          <table:table-cell table:style-name="Tableau15.A2" office:value-type="string">
            <text:p text:style-name="P57">N/a</text:p>
          </table:table-cell>
          <table:table-cell table:style-name="Tableau15.E2" office:value-type="string">
            <text:p text:style-name="P57">1</text:p>
          </table:table-cell>
        </table:table-row>
        <table:table-row>
          <table:table-cell table:style-name="Tableau15.A2" office:value-type="string">
            <text:p text:style-name="P57">"type"</text:p>
          </table:table-cell>
          <table:table-cell table:style-name="Tableau15.A2" office:value-type="string">
            <text:p text:style-name="P57">"<text:span text:style-name="T14">request</text:span>"</text:p>
          </table:table-cell>
          <table:table-cell table:style-name="Tableau15.A2" office:value-type="string">
            <text:p text:style-name="P57">Message type</text:p>
          </table:table-cell>
          <table:table-cell table:style-name="Tableau15.A2" office:value-type="string">
            <text:p text:style-name="P64"><text:span text:style-name="T27">GET_</text:span>PROFIL_<text:span text:style-name="T22">SEMAINE</text:span></text:p>
          </table:table-cell>
          <table:table-cell table:style-name="Tableau15.E2" office:value-type="string">
            <text:p text:style-name="P57">1</text:p>
          </table:table-cell>
        </table:table-row>
      </table:table>
      <text:p text:style-name="P46"/>
      <text:p text:style-name="P36">Example :</text:p>
      <text:p text:style-name="P3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78">{</text:p>
            <text:p text:style-name="P78"><text:s text:c="8"/>"<text:span text:style-name="T14">request</text:span>":{</text:p>
            <text:p text:style-name="P78"><text:s text:c="16"/>"type": "<text:span text:style-name="T9">GET_</text:span><text:span text:style-name="T14">PROFIL_SEMAINE</text:span>"</text:p>
            <text:p text:style-name="P78"><text:s text:c="8"/>}</text:p>
            <text:p text:style-name="P78">}</text:p>
          </table:table-cell>
        </table:table-row>
      </table:table>
      <text:p text:style-name="P9"/>
      <text:list xml:id="list7928345613120992209" text:style-name="L6">
        <text:list-item>
          <text:p text:style-name="P157">Response</text:p>
        </text:list-item>
      </text:list>
      <text:p text:style-name="P3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49">Tag</text:p>
            </table:table-cell>
            <table:table-cell table:style-name="Tableau17.A1" office:value-type="string">
              <text:p text:style-name="P149">Parent</text:p>
            </table:table-cell>
            <table:table-cell table:style-name="Tableau17.A1" office:value-type="string">
              <text:p text:style-name="P149">Description</text:p>
            </table:table-cell>
            <table:table-cell table:style-name="Tableau17.A1" office:value-type="string">
              <text:p text:style-name="P149">Type/Value</text:p>
            </table:table-cell>
            <table:table-cell table:style-name="Tableau17.E1" office:value-type="string">
              <text:p text:style-name="P149">Cardinality</text:p>
            </table:table-cell>
          </table:table-row>
        </table:table-header-rows>
        <table:table-row>
          <table:table-cell table:style-name="Tableau17.A2" office:value-type="string">
            <text:p text:style-name="P57"><text:span text:style-name="T1">"response</text:span>"</text:p>
          </table:table-cell>
          <table:table-cell table:style-name="Tableau17.A2" office:value-type="string">
            <text:p text:style-name="P57">None</text:p>
          </table:table-cell>
          <table:table-cell table:style-name="Tableau17.A2" office:value-type="string">
            <text:p text:style-name="P57">Root element</text:p>
          </table:table-cell>
          <table:table-cell table:style-name="Tableau17.A2" office:value-type="string">
            <text:p text:style-name="P57">N/a</text:p>
          </table:table-cell>
          <table:table-cell table:style-name="Tableau17.E2" office:value-type="string">
            <text:p text:style-name="P57">1</text:p>
          </table:table-cell>
        </table:table-row>
        <table:table-row>
          <table:table-cell table:style-name="Tableau17.A2" office:value-type="string">
            <text:p text:style-name="P57">"type"</text:p>
          </table:table-cell>
          <table:table-cell table:style-name="Tableau17.A2" office:value-type="string">
            <text:p text:style-name="P57">"<text:span text:style-name="T11">response</text:span>"</text:p>
          </table:table-cell>
          <table:table-cell table:style-name="Tableau17.A2" office:value-type="string">
            <text:p text:style-name="P57"><text:span text:style-name="T12">Response</text:span> type</text:p>
          </table:table-cell>
          <table:table-cell table:style-name="Tableau17.A2" office:value-type="string">
            <text:p text:style-name="P66"><text:span text:style-name="T27">GET_</text:span>PROFIL_SEMAINE</text:p>
          </table:table-cell>
          <table:table-cell table:style-name="Tableau17.E2" office:value-type="string">
            <text:p text:style-name="P57">1</text:p>
          </table:table-cell>
        </table:table-row>
        <table:table-row>
          <table:table-cell table:style-name="Tableau17.A2" office:value-type="string">
            <text:p text:style-name="P78">"data"</text:p>
          </table:table-cell>
          <table:table-cell table:style-name="Tableau17.A2" office:value-type="string">
            <text:p text:style-name="P78">"response"</text:p>
          </table:table-cell>
          <table:table-cell table:style-name="Tableau17.A2" office:value-type="string">
            <text:p text:style-name="P78"><text:span text:style-name="T12">Response</text:span> data</text:p>
          </table:table-cell>
          <table:table-cell table:style-name="Tableau17.A2" office:value-type="string">
            <text:p text:style-name="P87">N/a</text:p>
          </table:table-cell>
          <table:table-cell table:style-name="Tableau17.E2" office:value-type="string">
            <text:p text:style-name="P78">1</text:p>
          </table:table-cell>
        </table:table-row>
        <table:table-row>
          <table:table-cell table:style-name="Tableau17.A2" office:value-type="string">
            <text:p text:style-name="P78">"<text:span text:style-name="T26">semaines</text:span>"</text:p>
          </table:table-cell>
          <table:table-cell table:style-name="Tableau17.A2" office:value-type="string">
            <text:p text:style-name="P78">"data"</text:p>
          </table:table-cell>
          <table:table-cell table:style-name="Tableau17.A2" office:value-type="string">
            <text:p text:style-name="P128">Lise de semaines</text:p>
          </table:table-cell>
          <table:table-cell table:style-name="Tableau17.A2" office:value-type="string">
            <text:p text:style-name="P94">Liste de profils semaine</text:p>
          </table:table-cell>
          <table:table-cell table:style-name="Tableau17.E2" office:value-type="string">
            <text:p text:style-name="P128">0-N</text:p>
          </table:table-cell>
        </table:table-row>
        <table:table-row>
          <table:table-cell table:style-name="Tableau17.A2" office:value-type="string">
            <text:p text:style-name="P113">"<text:span text:style-name="T22">nomProfil</text:span>"</text:p>
          </table:table-cell>
          <table:table-cell table:style-name="Tableau17.A2" office:value-type="string">
            <text:p text:style-name="P113">"<text:span text:style-name="T26">semaines</text:span>"</text:p>
          </table:table-cell>
          <table:table-cell table:style-name="Tableau17.A2" office:value-type="string">
            <text:p text:style-name="P129">Nom du profil</text:p>
          </table:table-cell>
          <table:table-cell table:style-name="Tableau17.A2" office:value-type="string">
            <text:p text:style-name="P95">String</text:p>
          </table:table-cell>
          <table:table-cell table:style-name="Tableau17.E2" office:value-type="string">
            <text:p text:style-name="P113">1</text:p>
          </table:table-cell>
        </table:table-row>
        <table:table-row>
          <table:table-cell table:style-name="Tableau17.A2" office:value-type="string">
            <text:p text:style-name="P113">"<text:span text:style-name="T22">jours</text:span>"</text:p>
          </table:table-cell>
          <table:table-cell table:style-name="Tableau17.A2" office:value-type="string">
            <text:p text:style-name="P113">"<text:span text:style-name="T26">semaines</text:span>"</text:p>
          </table:table-cell>
          <table:table-cell table:style-name="Tableau17.A2" office:value-type="string">
            <text:p text:style-name="P129">Liste des profils jours</text:p>
          </table:table-cell>
          <table:table-cell table:style-name="Tableau17.A2" office:value-type="string">
            <text:p text:style-name="P95">String Array</text:p>
          </table:table-cell>
          <table:table-cell table:style-name="Tableau17.E2" office:value-type="string">
            <text:p text:style-name="P129">7</text:p>
          </table:table-cell>
        </table:table-row>
      </table:table>
      <text:p text:style-name="P36"/>
      <text:p text:style-name="P36">Example :</text:p>
      <text:p text:style-name="P36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78">{</text:p>
            <text:p text:style-name="P78"><text:s text:c="8"/>"<text:span text:style-name="T13">response</text:span>":{</text:p>
            <text:p text:style-name="P78"><text:s text:c="16"/>"type": "<text:span text:style-name="T9">GET_</text:span><text:span text:style-name="T7">PROFIL_SEMAINE</text:span>",</text:p>
            <text:p text:style-name="P36"><text:s text:c="16"/>"<text:span text:style-name="T13">data</text:span>":{</text:p>
            <text:p text:style-name="P78"><text:s text:c="24"/>"<text:span text:style-name="T28">semaines</text:span>":<text:span text:style-name="T28">[</text:span></text:p>
            <text:p text:style-name="P78"><text:s text:c="32"/><text:span text:style-name="T28">{</text:span></text:p>
            <text:p text:style-name="P78"><text:s text:c="40"/>"<text:span text:style-name="T26">nomProfil</text:span>":"<text:span text:style-name="T26">Semaine normale</text:span>",</text:p>
            <text:p text:style-name="P78"><text:s text:c="40"/>"<text:span text:style-name="T22">jours</text:span>":<text:span text:style-name="T17">[</text:span></text:p>
            <text:p text:style-name="P78"><text:s text:c="16"/><text:span text:style-name="T17"><text:s text:c="8"/></text:span><text:s text:c="23"/>"<text:span text:style-name="T22">travail</text:span>"<text:span text:style-name="T22">,</text:span></text:p>
            <text:p text:style-name="P78"><text:s text:c="16"/><text:span text:style-name="T17"><text:s text:c="8"/></text:span><text:s text:c="23"/>"<text:span text:style-name="T22">travail</text:span>"<text:span text:style-name="T22">,</text:span></text:p>
            <text:p text:style-name="P78"><text:s text:c="16"/><text:span text:style-name="T17"><text:s text:c="8"/></text:span><text:s text:c="23"/>"<text:span text:style-name="T22">travail</text:span>"<text:span text:style-name="T22">,</text:span></text:p>
            <text:p text:style-name="P78"><text:s text:c="16"/><text:span text:style-name="T17"><text:s text:c="8"/></text:span><text:s text:c="23"/>"<text:span text:style-name="T22">travail</text:span>"<text:span text:style-name="T22">,</text:span></text:p>
            <text:p text:style-name="P78"><text:s text:c="16"/><text:span text:style-name="T17"><text:s text:c="8"/></text:span><text:s text:c="23"/>"<text:span text:style-name="T22">travail</text:span>"<text:span text:style-name="T22">,</text:span></text:p>
            <text:p text:style-name="P78"><text:s text:c="16"/><text:span text:style-name="T17"><text:s text:c="8"/></text:span><text:s text:c="23"/>"<text:span text:style-name="T22">week-end</text:span>"<text:span text:style-name="T22">,</text:span></text:p>
            <text:p text:style-name="P78"><text:s text:c="16"/><text:span text:style-name="T17"><text:s text:c="8"/></text:span><text:s text:c="23"/>"<text:span text:style-name="T22">week-end</text:span>"</text:p>
            <text:p text:style-name="P78"><text:s text:c="16"/><text:span text:style-name="T19"><text:s text:c="8"/></text:span><text:s text:c="16"/><text:span text:style-name="T20">]</text:span></text:p>
            <text:p text:style-name="P78"><text:s text:c="32"/><text:span text:style-name="T28">}</text:span></text:p>
            <text:p text:style-name="P78"><text:s text:c="24"/><text:span text:style-name="T28">]</text:span></text:p>
            <text:p text:style-name="P78"><text:soft-page-break/><text:s text:c="16"/>}</text:p>
            <text:p text:style-name="P78"><text:s text:c="8"/>}</text:p>
            <text:p text:style-name="P104">}</text:p>
          </table:table-cell>
        </table:table-row>
      </table:table>
      <text:p text:style-name="P13"/>
      <text:p text:style-name="P12"/>
      <text:p text:style-name="P17"/>
      <text:list xml:id="list103307436594603" text:continue-list="list103308329939492" text:style-name="L1">
        <text:list-item>
          <text:p text:style-name="P180">Set profil semaine</text:p>
        </text:list-item>
      </text:list>
      <text:p text:style-name="P12"/>
      <text:list xml:id="list103308161909675" text:continue-list="list103308210004122" text:style-name="L4">
        <text:list-item>
          <text:p text:style-name="P163">Request</text:p>
        </text:list-item>
      </text:list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147">Tag</text:p>
            </table:table-cell>
            <table:table-cell table:style-name="Tableau7.A1" office:value-type="string">
              <text:p text:style-name="P147">Parent</text:p>
            </table:table-cell>
            <table:table-cell table:style-name="Tableau7.A1" office:value-type="string">
              <text:p text:style-name="P147">Description</text:p>
            </table:table-cell>
            <table:table-cell table:style-name="Tableau7.A1" office:value-type="string">
              <text:p text:style-name="P147">Type/Value</text:p>
            </table:table-cell>
            <table:table-cell table:style-name="Tableau7.E1" office:value-type="string">
              <text:p text:style-name="P147">Cardinality</text:p>
            </table:table-cell>
          </table:table-row>
        </table:table-header-rows>
        <table:table-row>
          <table:table-cell table:style-name="Tableau7.A2" office:value-type="string">
            <text:p text:style-name="P55"><text:span text:style-name="T1">"request</text:span>"</text:p>
          </table:table-cell>
          <table:table-cell table:style-name="Tableau7.A2" office:value-type="string">
            <text:p text:style-name="P55">None</text:p>
          </table:table-cell>
          <table:table-cell table:style-name="Tableau7.A2" office:value-type="string">
            <text:p text:style-name="P55">Root element</text:p>
          </table:table-cell>
          <table:table-cell table:style-name="Tableau7.A2" office:value-type="string">
            <text:p text:style-name="P55">N/a</text:p>
          </table:table-cell>
          <table:table-cell table:style-name="Tableau7.E2" office:value-type="string">
            <text:p text:style-name="P55">1</text:p>
          </table:table-cell>
        </table:table-row>
        <table:table-row>
          <table:table-cell table:style-name="Tableau7.A2" office:value-type="string">
            <text:p text:style-name="P55">"type"</text:p>
          </table:table-cell>
          <table:table-cell table:style-name="Tableau7.A2" office:value-type="string">
            <text:p text:style-name="P55">"<text:span text:style-name="T14">request</text:span>"</text:p>
          </table:table-cell>
          <table:table-cell table:style-name="Tableau7.A2" office:value-type="string">
            <text:p text:style-name="P55">Message type</text:p>
          </table:table-cell>
          <table:table-cell table:style-name="Tableau7.A2" office:value-type="string">
            <text:p text:style-name="P62"><text:span text:style-name="T29">SET_</text:span>PROFIL_<text:span text:style-name="T22">SEMAINE</text:span></text:p>
          </table:table-cell>
          <table:table-cell table:style-name="Tableau7.E2" office:value-type="string">
            <text:p text:style-name="P55">1</text:p>
          </table:table-cell>
        </table:table-row>
        <table:table-row>
          <table:table-cell table:style-name="Tableau7.A2" office:value-type="string">
            <text:p text:style-name="P78">"data"</text:p>
          </table:table-cell>
          <table:table-cell table:style-name="Tableau7.A2" office:value-type="string">
            <text:p text:style-name="P78">"response"</text:p>
          </table:table-cell>
          <table:table-cell table:style-name="Tableau7.A2" office:value-type="string">
            <text:p text:style-name="P78"><text:span text:style-name="T12">Response</text:span> data</text:p>
          </table:table-cell>
          <table:table-cell table:style-name="Tableau7.A2" office:value-type="string">
            <text:p text:style-name="P87">N/a</text:p>
          </table:table-cell>
          <table:table-cell table:style-name="Tableau7.E2" office:value-type="string">
            <text:p text:style-name="P78">1</text:p>
          </table:table-cell>
        </table:table-row>
        <table:table-row>
          <table:table-cell table:style-name="Tableau7.A2" office:value-type="string">
            <text:p text:style-name="P113">"<text:span text:style-name="T22">nomProfil</text:span>"</text:p>
          </table:table-cell>
          <table:table-cell table:style-name="Tableau7.A2" office:value-type="string">
            <text:p text:style-name="P113">"<text:span text:style-name="T30">data</text:span>"</text:p>
          </table:table-cell>
          <table:table-cell table:style-name="Tableau7.A2" office:value-type="string">
            <text:p text:style-name="P129">Nom du profil</text:p>
          </table:table-cell>
          <table:table-cell table:style-name="Tableau7.A2" office:value-type="string">
            <text:p text:style-name="P95">String</text:p>
          </table:table-cell>
          <table:table-cell table:style-name="Tableau7.E2" office:value-type="string">
            <text:p text:style-name="P113">1</text:p>
          </table:table-cell>
        </table:table-row>
        <table:table-row>
          <table:table-cell table:style-name="Tableau7.A2" office:value-type="string">
            <text:p text:style-name="P113">"<text:span text:style-name="T22">jours</text:span>"</text:p>
          </table:table-cell>
          <table:table-cell table:style-name="Tableau7.A2" office:value-type="string">
            <text:p text:style-name="P113">"<text:span text:style-name="T30">data</text:span>"</text:p>
          </table:table-cell>
          <table:table-cell table:style-name="Tableau7.A2" office:value-type="string">
            <text:p text:style-name="P129">Liste des profils jours</text:p>
          </table:table-cell>
          <table:table-cell table:style-name="Tableau7.A2" office:value-type="string">
            <text:p text:style-name="P95">String Array</text:p>
          </table:table-cell>
          <table:table-cell table:style-name="Tableau7.E2" office:value-type="string">
            <text:p text:style-name="P129">7</text:p>
          </table:table-cell>
        </table:table-row>
      </table:table>
      <text:p text:style-name="P43"/>
      <text:p text:style-name="P32">Example :</text:p>
      <text:p text:style-name="P3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73">{</text:p>
            <text:p text:style-name="P73"><text:s text:c="8"/>"<text:span text:style-name="T14">request</text:span>":{</text:p>
            <text:p text:style-name="P77"><text:s text:c="16"/>"type": "<text:span text:style-name="T29">S</text:span><text:span text:style-name="T9">ET_</text:span><text:span text:style-name="T14">PROFIL_SEMAINE</text:span>",</text:p>
            <text:p text:style-name="P36"><text:s text:c="16"/>"<text:span text:style-name="T13">data</text:span>":{</text:p>
            <text:p text:style-name="P78"><text:s text:c="23"/>"<text:span text:style-name="T26">nomProfil</text:span>":"<text:span text:style-name="T26">Semaine normal</text:span>",</text:p>
            <text:p text:style-name="P78"><text:s text:c="16"/><text:span text:style-name="T17"><text:s text:c="7"/></text:span>"<text:span text:style-name="T22">jours</text:span>":<text:span text:style-name="T17">[</text:span></text:p>
            <text:p text:style-name="P78"><text:s text:c="16"/><text:span text:style-name="T17"><text:s text:c="8"/></text:span><text:s text:c="7"/>"<text:span text:style-name="T22">travail</text:span>"<text:span text:style-name="T22">,</text:span></text:p>
            <text:p text:style-name="P78"><text:s text:c="16"/><text:span text:style-name="T17"><text:s text:c="8"/></text:span><text:s text:c="7"/>"<text:span text:style-name="T22">travail</text:span>"<text:span text:style-name="T22">,</text:span></text:p>
            <text:p text:style-name="P78"><text:s text:c="16"/><text:span text:style-name="T17"><text:s text:c="8"/></text:span><text:s text:c="7"/>"<text:span text:style-name="T22">travail</text:span>"<text:span text:style-name="T22">,</text:span></text:p>
            <text:p text:style-name="P78"><text:s text:c="16"/><text:span text:style-name="T17"><text:s text:c="8"/></text:span><text:s text:c="7"/>"<text:span text:style-name="T22">travail</text:span>"<text:span text:style-name="T22">,</text:span></text:p>
            <text:p text:style-name="P78"><text:s text:c="16"/><text:span text:style-name="T17"><text:s text:c="8"/></text:span><text:s text:c="7"/>"<text:span text:style-name="T22">travail</text:span>"<text:span text:style-name="T22">,</text:span></text:p>
            <text:p text:style-name="P78"><text:s text:c="16"/><text:span text:style-name="T17"><text:s text:c="8"/></text:span><text:s text:c="7"/>"<text:span text:style-name="T22">week-end</text:span>"<text:span text:style-name="T22">,</text:span></text:p>
            <text:p text:style-name="P78"><text:s text:c="16"/><text:span text:style-name="T17"><text:s text:c="8"/></text:span><text:s text:c="7"/>"<text:span text:style-name="T22">week-end</text:span>"</text:p>
            <text:p text:style-name="P78"><text:s text:c="24"/><text:span text:style-name="T28">]</text:span></text:p>
            <text:p text:style-name="P78"><text:s text:c="16"/>}</text:p>
            <text:p text:style-name="P73"><text:s text:c="8"/>}</text:p>
            <text:p text:style-name="P73">}</text:p>
          </table:table-cell>
        </table:table-row>
      </table:table>
      <text:p text:style-name="P14"/>
      <text:list xml:id="list103307602796831" text:continue-list="list103307436594603" text:style-name="L1">
        <text:list-item>
          <text:p text:style-name="P177"><text:span text:style-name="T37">Get p</text:span>ièce<text:span text:style-name="T22">s</text:span></text:p>
        </text:list-item>
      </text:list>
      <text:p text:style-name="P12"/>
      <text:list xml:id="list103307902129320" text:continue-list="list103308161909675" text:style-name="L4">
        <text:list-item>
          <text:p text:style-name="P163">Request</text:p>
        </text:list-item>
      </text:list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147">Tag</text:p>
            </table:table-cell>
            <table:table-cell table:style-name="Tableau9.A1" office:value-type="string">
              <text:p text:style-name="P147">Parent</text:p>
            </table:table-cell>
            <table:table-cell table:style-name="Tableau9.A1" office:value-type="string">
              <text:p text:style-name="P147">Description</text:p>
            </table:table-cell>
            <table:table-cell table:style-name="Tableau9.A1" office:value-type="string">
              <text:p text:style-name="P147">Type/Value</text:p>
            </table:table-cell>
            <table:table-cell table:style-name="Tableau9.E1" office:value-type="string">
              <text:p text:style-name="P147">Cardinality</text:p>
            </table:table-cell>
          </table:table-row>
        </table:table-header-rows>
        <table:table-row>
          <table:table-cell table:style-name="Tableau9.A2" office:value-type="string">
            <text:p text:style-name="P55"><text:span text:style-name="T1">"request</text:span>"</text:p>
          </table:table-cell>
          <table:table-cell table:style-name="Tableau9.A2" office:value-type="string">
            <text:p text:style-name="P55">None</text:p>
          </table:table-cell>
          <table:table-cell table:style-name="Tableau9.A2" office:value-type="string">
            <text:p text:style-name="P55">Root element</text:p>
          </table:table-cell>
          <table:table-cell table:style-name="Tableau9.A2" office:value-type="string">
            <text:p text:style-name="P55">N/a</text:p>
          </table:table-cell>
          <table:table-cell table:style-name="Tableau9.E2" office:value-type="string">
            <text:p text:style-name="P55">1</text:p>
          </table:table-cell>
        </table:table-row>
        <table:table-row>
          <table:table-cell table:style-name="Tableau9.A2" office:value-type="string">
            <text:p text:style-name="P55">"type"</text:p>
          </table:table-cell>
          <table:table-cell table:style-name="Tableau9.A2" office:value-type="string">
            <text:p text:style-name="P55">"<text:span text:style-name="T14">request</text:span>"</text:p>
          </table:table-cell>
          <table:table-cell table:style-name="Tableau9.A2" office:value-type="string">
            <text:p text:style-name="P55">Message type</text:p>
          </table:table-cell>
          <table:table-cell table:style-name="Tableau9.A2" office:value-type="string">
            <text:p text:style-name="P62"><text:span text:style-name="T37">GET_</text:span>P<text:span text:style-name="T22">IECES</text:span></text:p>
          </table:table-cell>
          <table:table-cell table:style-name="Tableau9.E2" office:value-type="string">
            <text:p text:style-name="P55">1</text:p>
          </table:table-cell>
        </table:table-row>
      </table:table>
      <text:p text:style-name="P43"/>
      <text:p text:style-name="P32">Example :</text:p>
      <text:p text:style-name="P3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3">{</text:p>
            <text:p text:style-name="P73"><text:s text:c="8"/>"<text:span text:style-name="T14">request</text:span>":{</text:p>
            <text:p text:style-name="P73"><text:s text:c="16"/>"type": "<text:span text:style-name="T37">GET_PIECES</text:span>"</text:p>
            <text:p text:style-name="P73"><text:s text:c="8"/>}</text:p>
            <text:p text:style-name="P73">}</text:p>
          </table:table-cell>
        </table:table-row>
      </table:table>
      <text:p text:style-name="P8"/>
      <text:list xml:id="list5394957225305297039" text:style-name="L7">
        <text:list-item>
          <text:p text:style-name="P158">Response</text:p>
        </text:list-item>
      </text:list>
      <text:p text:style-name="P32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147">Tag</text:p>
            </table:table-cell>
            <table:table-cell table:style-name="Tableau11.A1" office:value-type="string">
              <text:p text:style-name="P147">Parent</text:p>
            </table:table-cell>
            <table:table-cell table:style-name="Tableau11.A1" office:value-type="string">
              <text:p text:style-name="P147">Description</text:p>
            </table:table-cell>
            <table:table-cell table:style-name="Tableau11.A1" office:value-type="string">
              <text:p text:style-name="P147">Type/Value</text:p>
            </table:table-cell>
            <table:table-cell table:style-name="Tableau11.E1" office:value-type="string">
              <text:p text:style-name="P147">Cardinality</text:p>
            </table:table-cell>
          </table:table-row>
        </table:table-header-rows>
        <table:table-row>
          <table:table-cell table:style-name="Tableau11.A2" office:value-type="string">
            <text:p text:style-name="P55"><text:span text:style-name="T1">"response</text:span>"</text:p>
          </table:table-cell>
          <table:table-cell table:style-name="Tableau11.A2" office:value-type="string">
            <text:p text:style-name="P55">None</text:p>
          </table:table-cell>
          <table:table-cell table:style-name="Tableau11.A2" office:value-type="string">
            <text:p text:style-name="P55">Root element</text:p>
          </table:table-cell>
          <table:table-cell table:style-name="Tableau11.A2" office:value-type="string">
            <text:p text:style-name="P55">N/a</text:p>
          </table:table-cell>
          <table:table-cell table:style-name="Tableau11.E2" office:value-type="string">
            <text:p text:style-name="P55">1</text:p>
          </table:table-cell>
        </table:table-row>
        <table:table-row>
          <table:table-cell table:style-name="Tableau11.A2" office:value-type="string">
            <text:p text:style-name="P55">"type"</text:p>
          </table:table-cell>
          <table:table-cell table:style-name="Tableau11.A2" office:value-type="string">
            <text:p text:style-name="P55">"<text:span text:style-name="T11">response</text:span>"</text:p>
          </table:table-cell>
          <table:table-cell table:style-name="Tableau11.A2" office:value-type="string">
            <text:p text:style-name="P55"><text:span text:style-name="T12">Response</text:span> type</text:p>
          </table:table-cell>
          <table:table-cell table:style-name="Tableau11.A2" office:value-type="string">
            <text:p text:style-name="P65"><text:span text:style-name="T37">GET_</text:span>PIECES</text:p>
          </table:table-cell>
          <table:table-cell table:style-name="Tableau11.E2" office:value-type="string">
            <text:p text:style-name="P55">1</text:p>
          </table:table-cell>
        </table:table-row>
        <table:table-row>
          <table:table-cell table:style-name="Tableau11.A2" office:value-type="string">
            <text:p text:style-name="P73">"data"</text:p>
          </table:table-cell>
          <table:table-cell table:style-name="Tableau11.A2" office:value-type="string">
            <text:p text:style-name="P73">"response"</text:p>
          </table:table-cell>
          <table:table-cell table:style-name="Tableau11.A2" office:value-type="string">
            <text:p text:style-name="P73"><text:span text:style-name="T12">Response</text:span> data</text:p>
          </table:table-cell>
          <table:table-cell table:style-name="Tableau11.A2" office:value-type="string">
            <text:p text:style-name="P84">N/a</text:p>
          </table:table-cell>
          <table:table-cell table:style-name="Tableau11.E2" office:value-type="string">
            <text:p text:style-name="P73">1</text:p>
          </table:table-cell>
        </table:table-row>
        <table:table-row>
          <table:table-cell table:style-name="Tableau11.A2" office:value-type="string">
            <text:p text:style-name="P73">"<text:span text:style-name="T37">pieces</text:span>"</text:p>
          </table:table-cell>
          <table:table-cell table:style-name="Tableau11.A2" office:value-type="string">
            <text:p text:style-name="P73">"data"</text:p>
          </table:table-cell>
          <table:table-cell table:style-name="Tableau11.A2" office:value-type="string">
            <text:p text:style-name="P135">Liste pièces</text:p>
          </table:table-cell>
          <table:table-cell table:style-name="Tableau11.A2" office:value-type="string">
            <text:p text:style-name="P101">Liste de pièces</text:p>
          </table:table-cell>
          <table:table-cell table:style-name="Tableau11.E2" office:value-type="string">
            <text:p text:style-name="P198">0-N</text:p>
          </table:table-cell>
        </table:table-row>
        <table:table-row>
          <table:table-cell table:style-name="Tableau11.A2" office:value-type="string">
            <text:p text:style-name="P106">"<text:span text:style-name="T31">nomPiece</text:span>"</text:p>
          </table:table-cell>
          <table:table-cell table:style-name="Tableau11.A2" office:value-type="string">
            <text:p text:style-name="P106">"<text:span text:style-name="T23">data</text:span>"</text:p>
          </table:table-cell>
          <table:table-cell table:style-name="Tableau11.A2" office:value-type="string">
            <text:p text:style-name="P130">Nom de la pièce</text:p>
          </table:table-cell>
          <table:table-cell table:style-name="Tableau11.A2" office:value-type="string">
            <text:p text:style-name="P96">String</text:p>
          </table:table-cell>
          <table:table-cell table:style-name="Tableau11.E2" office:value-type="string">
            <text:p text:style-name="P130">1</text:p>
          </table:table-cell>
        </table:table-row>
        <table:table-row>
          <table:table-cell table:style-name="Tableau11.A2" office:value-type="string">
            <text:p text:style-name="P106">"<text:span text:style-name="T31">objets</text:span>"</text:p>
          </table:table-cell>
          <table:table-cell table:style-name="Tableau11.A2" office:value-type="string">
            <text:p text:style-name="P106">"<text:span text:style-name="T23">data</text:span>"</text:p>
          </table:table-cell>
          <table:table-cell table:style-name="Tableau11.A2" office:value-type="string">
            <text:p text:style-name="P116">Nom des <text:span text:style-name="T31">objets</text:span></text:p>
          </table:table-cell>
          <table:table-cell table:style-name="Tableau11.A2" office:value-type="string">
            <text:p text:style-name="P90">Liste de string</text:p>
          </table:table-cell>
          <table:table-cell table:style-name="Tableau11.E2" office:value-type="string">
            <text:p text:style-name="P116">0-N</text:p>
          </table:table-cell>
        </table:table-row>
      </table:table>
      <text:p text:style-name="P32"/>
      <text:p text:style-name="P32">Example :</text:p>
      <text:p text:style-name="P3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3">{</text:p>
            <text:p text:style-name="P73"><text:s text:c="8"/>"<text:span text:style-name="T13">response</text:span>":{</text:p>
            <text:p text:style-name="P73"><text:s text:c="16"/>"type": "<text:span text:style-name="T7">P</text:span><text:span text:style-name="T8">IECES</text:span>",</text:p>
            <text:p text:style-name="P32"><text:s text:c="16"/>"<text:span text:style-name="T13">data</text:span>":{</text:p>
            <text:p text:style-name="P80"><text:s text:c="24"/>"<text:span text:style-name="T38">pieces</text:span>":<text:span text:style-name="T38">[</text:span></text:p>
            <text:p text:style-name="P80"><text:s text:c="32"/><text:span text:style-name="T38">{</text:span></text:p>
            <text:p text:style-name="P47"><text:s text:c="40"/>"<text:span text:style-name="T31">nomPiece</text:span>":"<text:span text:style-name="T31">Chambre Arthur</text:span>",</text:p>
            <text:p text:style-name="P80"><text:s text:c="48"/>"<text:span text:style-name="T31">objets</text:span>":<text:span text:style-name="T17">[</text:span></text:p>
            <text:p text:style-name="P80"><text:s text:c="24"/><text:span text:style-name="T17"><text:s text:c="8"/></text:span><text:s text:c="23"/>"<text:span text:style-name="T23">radiateur 1</text:span>"<text:span text:style-name="T22">,</text:span></text:p>
            <text:p text:style-name="P80"><text:s text:c="24"/><text:span text:style-name="T17"><text:s text:c="8"/></text:span><text:s text:c="23"/>"<text:span text:style-name="T24">radiateur 2</text:span>",</text:p>
            <text:p text:style-name="P38"><text:s text:c="55"/>"<text:span text:style-name="T31">prise 1</text:span>"</text:p>
            <text:p text:style-name="P80"><text:s text:c="24"/><text:span text:style-name="T19"><text:s text:c="8"/></text:span><text:s text:c="16"/><text:span text:style-name="T20">]</text:span></text:p>
            <text:p text:style-name="P80"><text:s text:c="32"/><text:span text:style-name="T38">}</text:span></text:p>
            <text:p text:style-name="P80"><text:s text:c="24"/><text:span text:style-name="T38">]</text:span></text:p>
            <text:p text:style-name="P73"><text:s text:c="16"/>}</text:p>
            <text:p text:style-name="P73"><text:s text:c="8"/>}</text:p>
            <text:p text:style-name="P103">}</text:p>
          </table:table-cell>
        </table:table-row>
      </table:table>
      <text:p text:style-name="P8"/>
      <text:p text:style-name="P19"/>
      <text:list xml:id="list103307963287203" text:continue-list="list103307602796831" text:style-name="L1">
        <text:list-item>
          <text:p text:style-name="P181">Get objets</text:p>
        </text:list-item>
      </text:list>
      <text:p text:style-name="P18"/>
      <text:list xml:id="list103308122800196" text:continue-list="list103307902129320" text:style-name="L4">
        <text:list-item>
          <text:p text:style-name="P164">Request</text:p>
        </text:list-item>
      </text:list>
      <text:p text:style-name="P27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50">Tag</text:p>
            </table:table-cell>
            <table:table-cell table:style-name="Tableau19.A1" office:value-type="string">
              <text:p text:style-name="P150">Parent</text:p>
            </table:table-cell>
            <table:table-cell table:style-name="Tableau19.A1" office:value-type="string">
              <text:p text:style-name="P150">Description</text:p>
            </table:table-cell>
            <table:table-cell table:style-name="Tableau19.A1" office:value-type="string">
              <text:p text:style-name="P150">Type/Value</text:p>
            </table:table-cell>
            <table:table-cell table:style-name="Tableau19.E1" office:value-type="string">
              <text:p text:style-name="P150">Cardinality</text:p>
            </table:table-cell>
          </table:table-row>
        </table:table-header-rows>
        <table:table-row>
          <table:table-cell table:style-name="Tableau19.A2" office:value-type="string">
            <text:p text:style-name="P58"><text:span text:style-name="T1">"request</text:span>"</text:p>
          </table:table-cell>
          <table:table-cell table:style-name="Tableau19.A2" office:value-type="string">
            <text:p text:style-name="P58">None</text:p>
          </table:table-cell>
          <table:table-cell table:style-name="Tableau19.A2" office:value-type="string">
            <text:p text:style-name="P58">Root element</text:p>
          </table:table-cell>
          <table:table-cell table:style-name="Tableau19.A2" office:value-type="string">
            <text:p text:style-name="P58">N/a</text:p>
          </table:table-cell>
          <table:table-cell table:style-name="Tableau19.E2" office:value-type="string">
            <text:p text:style-name="P58">1</text:p>
          </table:table-cell>
        </table:table-row>
        <table:table-row>
          <table:table-cell table:style-name="Tableau19.A2" office:value-type="string">
            <text:p text:style-name="P58">"type"</text:p>
          </table:table-cell>
          <table:table-cell table:style-name="Tableau19.A2" office:value-type="string">
            <text:p text:style-name="P58">"<text:span text:style-name="T14">request</text:span>"</text:p>
          </table:table-cell>
          <table:table-cell table:style-name="Tableau19.A2" office:value-type="string">
            <text:p text:style-name="P58">Message type</text:p>
          </table:table-cell>
          <table:table-cell table:style-name="Tableau19.A2" office:value-type="string">
            <text:p text:style-name="P67">GET_OBJETS</text:p>
          </table:table-cell>
          <table:table-cell table:style-name="Tableau19.E2" office:value-type="string">
            <text:p text:style-name="P58">1</text:p>
          </table:table-cell>
        </table:table-row>
      </table:table>
      <text:p text:style-name="P49"/>
      <text:p text:style-name="P37">Example :</text:p>
      <text:p text:style-name="P37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79">{</text:p>
            <text:p text:style-name="P79"><text:s text:c="8"/>"<text:span text:style-name="T14">request</text:span>":{</text:p>
            <text:p text:style-name="P79"><text:s text:c="16"/>"type": "<text:span text:style-name="T10">GET_OBJETS</text:span>"</text:p>
            <text:p text:style-name="P79"><text:s text:c="8"/>}</text:p>
            <text:p text:style-name="P79">}</text:p>
          </table:table-cell>
        </table:table-row>
      </table:table>
      <text:p text:style-name="P10"/>
      <text:list xml:id="list6970001671549184489" text:style-name="L8">
        <text:list-item>
          <text:p text:style-name="P159">Response</text:p>
        </text:list-item>
      </text:list>
      <text:p text:style-name="P37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50">Tag</text:p>
            </table:table-cell>
            <table:table-cell table:style-name="Tableau21.A1" office:value-type="string">
              <text:p text:style-name="P150">Parent</text:p>
            </table:table-cell>
            <table:table-cell table:style-name="Tableau21.A1" office:value-type="string">
              <text:p text:style-name="P150">Description</text:p>
            </table:table-cell>
            <table:table-cell table:style-name="Tableau21.A1" office:value-type="string">
              <text:p text:style-name="P150">Type/Value</text:p>
            </table:table-cell>
            <table:table-cell table:style-name="Tableau21.E1" office:value-type="string">
              <text:p text:style-name="P150">Cardinality</text:p>
            </table:table-cell>
          </table:table-row>
        </table:table-header-rows>
        <table:table-row>
          <table:table-cell table:style-name="Tableau21.A2" office:value-type="string">
            <text:p text:style-name="P58"><text:span text:style-name="T1">"response</text:span>"</text:p>
          </table:table-cell>
          <table:table-cell table:style-name="Tableau21.A2" office:value-type="string">
            <text:p text:style-name="P58">None</text:p>
          </table:table-cell>
          <table:table-cell table:style-name="Tableau21.A2" office:value-type="string">
            <text:p text:style-name="P58">Root element</text:p>
          </table:table-cell>
          <table:table-cell table:style-name="Tableau21.A2" office:value-type="string">
            <text:p text:style-name="P58">N/a</text:p>
          </table:table-cell>
          <table:table-cell table:style-name="Tableau21.E2" office:value-type="string">
            <text:p text:style-name="P58">1</text:p>
          </table:table-cell>
        </table:table-row>
        <table:table-row>
          <table:table-cell table:style-name="Tableau21.A2" office:value-type="string">
            <text:p text:style-name="P58">"type"</text:p>
          </table:table-cell>
          <table:table-cell table:style-name="Tableau21.A2" office:value-type="string">
            <text:p text:style-name="P58">"<text:span text:style-name="T11">response</text:span>"</text:p>
          </table:table-cell>
          <table:table-cell table:style-name="Tableau21.A2" office:value-type="string">
            <text:p text:style-name="P58"><text:span text:style-name="T12">Response</text:span> type</text:p>
          </table:table-cell>
          <table:table-cell table:style-name="Tableau21.A2" office:value-type="string">
            <text:p text:style-name="P67">GET_OBJETS</text:p>
          </table:table-cell>
          <table:table-cell table:style-name="Tableau21.E2" office:value-type="string">
            <text:p text:style-name="P58">1</text:p>
          </table:table-cell>
        </table:table-row>
        <table:table-row>
          <table:table-cell table:style-name="Tableau21.A2" office:value-type="string">
            <text:p text:style-name="P79">"data"</text:p>
          </table:table-cell>
          <table:table-cell table:style-name="Tableau21.A2" office:value-type="string">
            <text:p text:style-name="P79">"response"</text:p>
          </table:table-cell>
          <table:table-cell table:style-name="Tableau21.A2" office:value-type="string">
            <text:p text:style-name="P79"><text:span text:style-name="T12">Response</text:span> data</text:p>
          </table:table-cell>
          <table:table-cell table:style-name="Tableau21.A2" office:value-type="string">
            <text:p text:style-name="P88">N/a</text:p>
          </table:table-cell>
          <table:table-cell table:style-name="Tableau21.E2" office:value-type="string">
            <text:p text:style-name="P79">1</text:p>
          </table:table-cell>
        </table:table-row>
        <table:table-row>
          <table:table-cell table:style-name="Tableau21.A2" office:value-type="string">
            <text:p text:style-name="P73">"<text:span text:style-name="T42">objets</text:span>"</text:p>
          </table:table-cell>
          <table:table-cell table:style-name="Tableau21.A2" office:value-type="string">
            <text:p text:style-name="P73">"data"</text:p>
          </table:table-cell>
          <table:table-cell table:style-name="Tableau21.A2" office:value-type="string">
            <text:p text:style-name="P135">Liste <text:span text:style-name="T42">objets</text:span></text:p>
          </table:table-cell>
          <table:table-cell table:style-name="Tableau21.A2" office:value-type="string">
            <text:p text:style-name="P101">Liste d<text:span text:style-name="T42">'objets</text:span></text:p>
          </table:table-cell>
          <table:table-cell table:style-name="Tableau21.E2" office:value-type="string">
            <text:p text:style-name="P198">0-N</text:p>
          </table:table-cell>
        </table:table-row>
        <table:table-row>
          <table:table-cell table:style-name="Tableau21.A2" office:value-type="string">
            <text:p text:style-name="P114">"<text:span text:style-name="T31">nomObjet</text:span>"</text:p>
          </table:table-cell>
          <table:table-cell table:style-name="Tableau21.A2" office:value-type="string">
            <text:p text:style-name="P114">"<text:span text:style-name="T23">data</text:span>"</text:p>
          </table:table-cell>
          <table:table-cell table:style-name="Tableau21.A2" office:value-type="string">
            <text:p text:style-name="P131">Nom de la pièce</text:p>
          </table:table-cell>
          <table:table-cell table:style-name="Tableau21.A2" office:value-type="string">
            <text:p text:style-name="P97">String</text:p>
          </table:table-cell>
          <table:table-cell table:style-name="Tableau21.E2" office:value-type="string">
            <text:p text:style-name="P131">1</text:p>
          </table:table-cell>
        </table:table-row>
        <table:table-row>
          <table:table-cell table:style-name="Tableau21.A2" office:value-type="string">
            <text:p text:style-name="P114">"<text:span text:style-name="T35">planning</text:span>"</text:p>
          </table:table-cell>
          <table:table-cell table:style-name="Tableau21.A2" office:value-type="string">
            <text:p text:style-name="P114">"<text:span text:style-name="T23">data</text:span>"</text:p>
          </table:table-cell>
          <table:table-cell table:style-name="Tableau21.A2" office:value-type="string">
            <text:p text:style-name="P133">Planning semaine</text:p>
          </table:table-cell>
          <table:table-cell table:style-name="Tableau21.A2" office:value-type="string">
            <text:p text:style-name="P99">String</text:p>
          </table:table-cell>
          <table:table-cell table:style-name="Tableau21.E2" office:value-type="string">
            <text:p text:style-name="P199">1</text:p>
          </table:table-cell>
        </table:table-row>
      </table:table>
      <text:p text:style-name="P37"/>
      <text:p text:style-name="P37">Example :</text:p>
      <text:p text:style-name="P37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79">{</text:p>
            <text:p text:style-name="P79"><text:s text:c="8"/>"<text:span text:style-name="T13">response</text:span>":{</text:p>
            <text:p text:style-name="P83"><text:s text:c="16"/>"type": "<text:span text:style-name="T10">GET_OBJETS</text:span>",</text:p>
            <text:p text:style-name="P174"><text:s text:c="16"/>"<text:span text:style-name="T13">data</text:span>":{</text:p>
            <text:p text:style-name="P189"><text:s text:c="24"/>"<text:span text:style-name="T44">objets</text:span>":<text:span text:style-name="T38">[</text:span></text:p>
            <text:p text:style-name="P189"><text:s text:c="32"/><text:span text:style-name="T38">{</text:span></text:p>
            <text:p text:style-name="P176"><text:s text:c="40"/>"<text:span text:style-name="T31">nomObjets</text:span>":"<text:span text:style-name="T43">Prise 1</text:span>",</text:p>
            <text:p text:style-name="P189"><text:s text:c="40"/>"<text:span text:style-name="T35">planning</text:span>":"<text:span text:style-name="T36">Semaine normale</text:span>"</text:p>
            <text:p text:style-name="P189"><text:s text:c="32"/><text:span text:style-name="T42">}</text:span></text:p>
            <text:p text:style-name="P189"><text:s text:c="24"/><text:span text:style-name="T42">]</text:span></text:p>
            <text:p text:style-name="P79"><text:s text:c="16"/>}</text:p>
            <text:p text:style-name="P79"><text:s text:c="8"/>}</text:p>
            <text:p text:style-name="P105">}</text:p>
          </table:table-cell>
        </table:table-row>
      </table:table>
      <text:p text:style-name="P10"/>
      <text:p text:style-name="P18"/>
      <text:p text:style-name="P18"/>
      <text:list xml:id="list103306853642565" text:continue-list="list103307963287203" text:style-name="L1">
        <text:list-item>
          <text:p text:style-name="P181">Set objet</text:p>
          <text:p text:style-name="P169"/>
        </text:list-item>
      </text:list>
      <text:list xml:id="list103307406580485" text:continue-list="list103308122800196" text:style-name="L4">
        <text:list-item>
          <text:p text:style-name="P165">Request</text:p>
        </text:list-item>
      </text:list>
      <text:p text:style-name="P28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151">Tag</text:p>
            </table:table-cell>
            <table:table-cell table:style-name="Tableau23.A1" office:value-type="string">
              <text:p text:style-name="P151">Parent</text:p>
            </table:table-cell>
            <table:table-cell table:style-name="Tableau23.A1" office:value-type="string">
              <text:p text:style-name="P151">Description</text:p>
            </table:table-cell>
            <table:table-cell table:style-name="Tableau23.A1" office:value-type="string">
              <text:p text:style-name="P151">Type/Value</text:p>
            </table:table-cell>
            <table:table-cell table:style-name="Tableau23.E1" office:value-type="string">
              <text:p text:style-name="P151">Cardinality</text:p>
            </table:table-cell>
          </table:table-row>
        </table:table-header-rows>
        <table:table-row>
          <table:table-cell table:style-name="Tableau23.A2" office:value-type="string">
            <text:p text:style-name="P59"><text:span text:style-name="T1">"request</text:span>"</text:p>
          </table:table-cell>
          <table:table-cell table:style-name="Tableau23.A2" office:value-type="string">
            <text:p text:style-name="P59">None</text:p>
          </table:table-cell>
          <table:table-cell table:style-name="Tableau23.A2" office:value-type="string">
            <text:p text:style-name="P59">Root element</text:p>
          </table:table-cell>
          <table:table-cell table:style-name="Tableau23.A2" office:value-type="string">
            <text:p text:style-name="P59">N/a</text:p>
          </table:table-cell>
          <table:table-cell table:style-name="Tableau23.E2" office:value-type="string">
            <text:p text:style-name="P59">1</text:p>
          </table:table-cell>
        </table:table-row>
        <table:table-row>
          <table:table-cell table:style-name="Tableau23.A2" office:value-type="string">
            <text:p text:style-name="P59">"type"</text:p>
          </table:table-cell>
          <table:table-cell table:style-name="Tableau23.A2" office:value-type="string">
            <text:p text:style-name="P59">"<text:span text:style-name="T14">request</text:span>"</text:p>
          </table:table-cell>
          <table:table-cell table:style-name="Tableau23.A2" office:value-type="string">
            <text:p text:style-name="P59">Message type</text:p>
          </table:table-cell>
          <table:table-cell table:style-name="Tableau23.A2" office:value-type="string">
            <text:p text:style-name="P68"><text:span text:style-name="T39">S</text:span>ET_OBJET</text:p>
          </table:table-cell>
          <table:table-cell table:style-name="Tableau23.E2" office:value-type="string">
            <text:p text:style-name="P59">1</text:p>
          </table:table-cell>
        </table:table-row>
        <table:table-row>
          <table:table-cell table:style-name="Tableau23.A2" office:value-type="string">
            <text:p text:style-name="P81">"data"</text:p>
          </table:table-cell>
          <table:table-cell table:style-name="Tableau23.A2" office:value-type="string">
            <text:p text:style-name="P81">"response"</text:p>
          </table:table-cell>
          <table:table-cell table:style-name="Tableau23.A2" office:value-type="string">
            <text:p text:style-name="P81"><text:span text:style-name="T12">Response</text:span> data</text:p>
          </table:table-cell>
          <table:table-cell table:style-name="Tableau23.A2" office:value-type="string">
            <text:p text:style-name="P89">N/a</text:p>
          </table:table-cell>
          <table:table-cell table:style-name="Tableau23.E2" office:value-type="string">
            <text:p text:style-name="P81">1</text:p>
          </table:table-cell>
        </table:table-row>
        <table:table-row>
          <table:table-cell table:style-name="Tableau23.A2" office:value-type="string">
            <text:p text:style-name="P115">"<text:span text:style-name="T31">nomObjet</text:span>"</text:p>
          </table:table-cell>
          <table:table-cell table:style-name="Tableau23.A2" office:value-type="string">
            <text:p text:style-name="P115">"<text:span text:style-name="T23">data</text:span>"</text:p>
          </table:table-cell>
          <table:table-cell table:style-name="Tableau23.A2" office:value-type="string">
            <text:p text:style-name="P132">Nom de la pièce</text:p>
          </table:table-cell>
          <table:table-cell table:style-name="Tableau23.A2" office:value-type="string">
            <text:p text:style-name="P98">String</text:p>
          </table:table-cell>
          <table:table-cell table:style-name="Tableau23.E2" office:value-type="string">
            <text:p text:style-name="P132">1</text:p>
          </table:table-cell>
        </table:table-row>
        <table:table-row>
          <table:table-cell table:style-name="Tableau23.A2" office:value-type="string">
            <text:p text:style-name="P115">"<text:span text:style-name="T35">planning</text:span>"</text:p>
          </table:table-cell>
          <table:table-cell table:style-name="Tableau23.A2" office:value-type="string">
            <text:p text:style-name="P115">"<text:span text:style-name="T23">data</text:span>"</text:p>
          </table:table-cell>
          <table:table-cell table:style-name="Tableau23.A2" office:value-type="string">
            <text:p text:style-name="P134">Planning semaine</text:p>
          </table:table-cell>
          <table:table-cell table:style-name="Tableau23.A2" office:value-type="string">
            <text:p text:style-name="P100">String</text:p>
          </table:table-cell>
          <table:table-cell table:style-name="Tableau23.E2" office:value-type="string">
            <text:p text:style-name="P199">1</text:p>
          </table:table-cell>
        </table:table-row>
      </table:table>
      <text:p text:style-name="P50"/>
      <text:p text:style-name="P39">Example :</text:p>
      <text:p text:style-name="P39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81">{</text:p>
            <text:p text:style-name="P81"><text:s text:c="8"/>"<text:span text:style-name="T14">request</text:span>":{</text:p>
            <text:p text:style-name="P82"><text:s text:c="16"/>"type": "<text:span text:style-name="T39">S</text:span><text:span text:style-name="T10">ET_OBJET</text:span>",</text:p>
            <text:p text:style-name="P40"><text:s text:c="16"/>"<text:span text:style-name="T13">data</text:span>":{</text:p>
            <text:p text:style-name="P48"><text:s text:c="24"/>"<text:span text:style-name="T31">nomObjets</text:span>":"<text:span text:style-name="T43">Prise 1</text:span>",</text:p>
            <text:p text:style-name="P82"><text:s text:c="24"/>"<text:span text:style-name="T35">planning</text:span>":"<text:span text:style-name="T36">Semaine normale</text:span>"</text:p>
            <text:p text:style-name="P82"><text:s text:c="16"/>}</text:p>
            <text:p text:style-name="P81"><text:s text:c="8"/>}</text:p>
            <text:p text:style-name="P81">}</text:p>
          </table:table-cell>
        </table:table-row>
      </table:table>
      <text:list xml:id="list103308452106584" text:continue-list="list103306853642565" text:style-name="L1">
        <text:list-item>
          <text:p text:style-name="P182">New objet</text:p>
        </text:list-item>
      </text:list>
      <text:p text:style-name="P21"/>
      <text:list xml:id="list103307685268403" text:continue-list="list103307406580485" text:style-name="L4">
        <text:list-item>
          <text:p text:style-name="P166">Request</text:p>
        </text:list-item>
      </text:list>
      <text:p text:style-name="P29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152">Tag</text:p>
            </table:table-cell>
            <table:table-cell table:style-name="Tableau25.A1" office:value-type="string">
              <text:p text:style-name="P152">Parent</text:p>
            </table:table-cell>
            <table:table-cell table:style-name="Tableau25.A1" office:value-type="string">
              <text:p text:style-name="P152">Description</text:p>
            </table:table-cell>
            <table:table-cell table:style-name="Tableau25.A1" office:value-type="string">
              <text:p text:style-name="P152">Type/Value</text:p>
            </table:table-cell>
            <table:table-cell table:style-name="Tableau25.E1" office:value-type="string">
              <text:p text:style-name="P152">Cardinality</text:p>
            </table:table-cell>
          </table:table-row>
        </table:table-header-rows>
        <table:table-row>
          <table:table-cell table:style-name="Tableau25.A2" office:value-type="string">
            <text:p text:style-name="P60"><text:span text:style-name="T1">"request</text:span>"</text:p>
          </table:table-cell>
          <table:table-cell table:style-name="Tableau25.A2" office:value-type="string">
            <text:p text:style-name="P60">None</text:p>
          </table:table-cell>
          <table:table-cell table:style-name="Tableau25.A2" office:value-type="string">
            <text:p text:style-name="P60">Root element</text:p>
          </table:table-cell>
          <table:table-cell table:style-name="Tableau25.A2" office:value-type="string">
            <text:p text:style-name="P60">N/a</text:p>
          </table:table-cell>
          <table:table-cell table:style-name="Tableau25.E2" office:value-type="string">
            <text:p text:style-name="P60">1</text:p>
          </table:table-cell>
        </table:table-row>
        <table:table-row>
          <table:table-cell table:style-name="Tableau25.A2" office:value-type="string">
            <text:p text:style-name="P60">"type"</text:p>
          </table:table-cell>
          <table:table-cell table:style-name="Tableau25.A2" office:value-type="string">
            <text:p text:style-name="P60">"<text:span text:style-name="T14">request</text:span>"</text:p>
          </table:table-cell>
          <table:table-cell table:style-name="Tableau25.A2" office:value-type="string">
            <text:p text:style-name="P60">Message type</text:p>
          </table:table-cell>
          <table:table-cell table:style-name="Tableau25.A2" office:value-type="string">
            <text:p text:style-name="P69"><text:span text:style-name="T40">NEW</text:span>_OBJET</text:p>
          </table:table-cell>
          <table:table-cell table:style-name="Tableau25.E2" office:value-type="string">
            <text:p text:style-name="P60">1</text:p>
          </table:table-cell>
        </table:table-row>
        <table:table-row>
          <table:table-cell table:style-name="Tableau25.A2" office:value-type="string">
            <text:p text:style-name="P81">"data"</text:p>
          </table:table-cell>
          <table:table-cell table:style-name="Tableau25.A2" office:value-type="string">
            <text:p text:style-name="P81">"response"</text:p>
          </table:table-cell>
          <table:table-cell table:style-name="Tableau25.A2" office:value-type="string">
            <text:p text:style-name="P81"><text:span text:style-name="T12">Response</text:span> data</text:p>
          </table:table-cell>
          <table:table-cell table:style-name="Tableau25.A2" office:value-type="string">
            <text:p text:style-name="P89">N/a</text:p>
          </table:table-cell>
          <table:table-cell table:style-name="Tableau25.E2" office:value-type="string">
            <text:p text:style-name="P81">1</text:p>
          </table:table-cell>
        </table:table-row>
        <table:table-row>
          <table:table-cell table:style-name="Tableau25.A2" office:value-type="string">
            <text:p text:style-name="P42"><text:span text:style-name="T32">"</text:span><text:span text:style-name="T33">type</text:span><text:span text:style-name="T34">Objet</text:span><text:span text:style-name="T32">"</text:span></text:p>
          </table:table-cell>
          <table:table-cell table:style-name="Tableau25.A2" office:value-type="string">
            <text:p text:style-name="P42"><text:span text:style-name="T32">"</text:span><text:span text:style-name="T34">data</text:span><text:span text:style-name="T32">"</text:span></text:p>
          </table:table-cell>
          <table:table-cell table:style-name="Tableau25.A2" office:value-type="string">
            <text:p text:style-name="P136">Type de l'objet</text:p>
          </table:table-cell>
          <table:table-cell table:style-name="Tableau25.A2" office:value-type="string">
            <text:p text:style-name="P71">String:</text:p>
            <text:p text:style-name="P70">CHAUFFAGE</text:p>
            <text:p text:style-name="P70">PRISE</text:p>
          </table:table-cell>
          <table:table-cell table:style-name="Tableau25.E2" office:value-type="string">
            <text:p text:style-name="P136">1</text:p>
          </table:table-cell>
        </table:table-row>
      </table:table>
      <text:p text:style-name="P51"/>
      <text:p text:style-name="P41">Example :</text:p>
      <text:p text:style-name="P41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83">{</text:p>
            <text:p text:style-name="P83"><text:s text:c="8"/>"<text:span text:style-name="T14">request</text:span>":{</text:p>
            <text:p text:style-name="P83"><text:s text:c="16"/>"type": "<text:span text:style-name="T40">NEW</text:span><text:span text:style-name="T10">_OBJET</text:span>",</text:p>
            <text:p text:style-name="P41"><text:s text:c="16"/>"<text:span text:style-name="T13">data</text:span>":{</text:p>
            <text:p text:style-name="P41"><text:span text:style-name="T32"><text:s text:c="24"/>"</text:span><text:span text:style-name="T33">type</text:span><text:span text:style-name="T34">Objet</text:span><text:span text:style-name="T32">":"</text:span><text:span text:style-name="T33">PRISE</text:span><text:span text:style-name="T32">"</text:span></text:p>
            <text:p text:style-name="P83"><text:s text:c="16"/>}</text:p>
            <text:p text:style-name="P83"><text:s text:c="8"/>}</text:p>
            <text:p text:style-name="P83">}</text:p>
          </table:table-cell>
        </table:table-row>
      </table:table>
      <text:p text:style-name="P3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15T10:33:06.063707416</dc:date>
    <meta:editing-duration>PT3H45M36S</meta:editing-duration>
    <meta:editing-cycles>41</meta:editing-cycles>
    <meta:generator>LibreOffice/4.2.7.2$Linux_x86 LibreOffice_project/420m0$Build-2</meta:generator>
    <meta:document-statistic meta:table-count="28" meta:image-count="0" meta:object-count="0" meta:page-count="13" meta:paragraph-count="720" meta:word-count="1097" meta:character-count="11555" meta:non-whitespace-character-count="6193"/>
  </office:meta>
</office:document-meta>
</file>